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d4d4d4" style:font-name="Droid Sans Mono" fo:font-size="11.25pt" fo:font-weight="normal" fo:background-color="#1e1e1e"/>
    </style:style>
    <style:style style:name="P2" style:family="paragraph" style:parent-style-name="Standard">
      <style:paragraph-properties style:line-height-at-least="0.529cm"/>
      <style:text-properties fo:color="#569cd6" style:font-name="Droid Sans Mono" fo:font-size="11.25pt" fo:font-weight="normal" fo:background-color="#1e1e1e"/>
    </style:style>
    <style:style style:name="P3" style:family="paragraph" style:parent-style-name="Standard">
      <style:text-properties fo:color="#569cd6" style:font-name="Droid Sans Mono" fo:font-size="11.25pt" fo:font-weight="normal" officeooo:rsid="0018e640" officeooo:paragraph-rsid="0018e640" fo:background-color="#1e1e1e"/>
    </style:style>
    <style:style style:name="P4" style:family="paragraph" style:parent-style-name="Standard">
      <style:paragraph-properties style:line-height-at-least="0.529cm"/>
      <style:text-properties fo:color="#6a9955" style:font-name="Droid Sans Mono" fo:font-size="11.25pt" fo:font-weight="normal" fo:background-color="#1e1e1e"/>
    </style:style>
    <style:style style:name="P5" style:family="paragraph" style:parent-style-name="Standard">
      <style:paragraph-properties style:line-height-at-least="0.529cm"/>
    </style:style>
    <style:style style:name="P6" style:family="paragraph" style:parent-style-name="Standard">
      <style:text-properties officeooo:rsid="0018e640" officeooo:paragraph-rsid="0018e640"/>
    </style:style>
    <style:style style:name="P7" style:family="paragraph" style:parent-style-name="Standard">
      <style:paragraph-properties fo:margin-top="0cm" fo:margin-bottom="0.499cm" loext:contextual-spacing="false" style:line-height-at-least="0.529cm"/>
      <style:text-properties fo:color="#d4d4d4" style:font-name="Droid Sans Mono" fo:font-size="11.25pt" fo:font-weight="normal" fo:background-color="#1e1e1e"/>
    </style:style>
    <style:style style:name="P8" style:family="paragraph" style:parent-style-name="Standard">
      <style:paragraph-properties fo:margin-top="0cm" fo:margin-bottom="0.499cm" loext:contextual-spacing="false" style:line-height-at-least="0.529cm"/>
    </style:style>
    <style:style style:name="P9" style:family="paragraph" style:parent-style-name="Standard">
      <style:paragraph-properties style:line-height-at-least="0.529cm" fo:padding-left="0cm" fo:padding-right="0cm" fo:padding-top="0cm" fo:padding-bottom="0.074cm" fo:border-left="none" fo:border-right="none" fo:border-top="none" fo:border-bottom="0.06pt solid #000000" style:join-border="false"/>
      <style:text-properties officeooo:rsid="0018e640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ce9178"/>
    </style:style>
    <style:style style:name="T7" style:family="text">
      <style:text-properties fo:color="#c586c0"/>
    </style:style>
    <style:style style:name="T8" style:family="text">
      <style:text-properties fo:color="#6a9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?php</text:p>
      <text:p text:style-name="P5"/>
      <text:p text:style-name="P1"><text:span text:style-name="T1">namespace</text:span> <text:span text:style-name="T2">App\Models\AnalyticsBuilder\chartModules\Verbatim_Grid</text:span>;</text:p>
      <text:p text:style-name="P5"/>
      <text:p text:style-name="P1"><text:span text:style-name="T1">use</text:span> App\Models\AnalyticsBuilder\chartModules\<text:span text:style-name="T2">ChartObject</text:span>;</text:p>
      <text:p text:style-name="P1"><text:span text:style-name="T1">use</text:span> App\Models\AnalyticsBuilder\<text:span text:style-name="T2">Participant</text:span>;</text:p>
      <text:p text:style-name="P1"><text:span text:style-name="T1">use</text:span> App\Models\AnalyticsBuilder\<text:span text:style-name="T2">QA</text:span>;</text:p>
      <text:p text:style-name="P1"><text:span text:style-name="T1">use</text:span> App\Models\AnalyticsBuilder\<text:span text:style-name="T2">Question</text:span>;</text:p>
      <text:p text:style-name="P1"><text:span text:style-name="T1">use</text:span> App\Models\AnalyticsBuilder\<text:span text:style-name="T2">GroupParam</text:span>;</text:p>
      <text:p text:style-name="P5"/>
      <text:p text:style-name="P1"><text:span text:style-name="T1">class</text:span> <text:span text:style-name="T2">VerbatimGrid</text:span> <text:span text:style-name="T1">extends</text:span> <text:span text:style-name="T2">ChartObject</text:span></text:p>
      <text:p text:style-name="P1">{</text:p>
      <text:p text:style-name="P1"><text:span text:style-name="T1">private</text:span> <text:span text:style-name="T3">$avgRating</text:span> = <text:span text:style-name="T4">array</text:span>();</text:p>
      <text:p text:style-name="P1"><text:span text:style-name="T1">private</text:span> <text:span text:style-name="T3">$sampleSize</text:span> = <text:span text:style-name="T4">array</text:span>();</text:p>
      <text:p text:style-name="P1"><text:span text:style-name="T1">private</text:span> <text:span text:style-name="T3">$avgRefArray</text:span> = <text:span text:style-name="T4">array</text:span>();</text:p>
      <text:p text:style-name="P1"><text:span text:style-name="T1">private</text:span> <text:span text:style-name="T3">$categories</text:span> = <text:span text:style-name="T4">array</text:span>();</text:p>
      <text:p text:style-name="P1"><text:span text:style-name="T1">private</text:span> <text:span text:style-name="T3">$totalRating</text:span> = <text:span text:style-name="T5">0</text:span>;</text:p>
      <text:p text:style-name="P1"><text:span text:style-name="T1">private</text:span> <text:span text:style-name="T3">$totalSampleSize</text:span> = <text:span text:style-name="T5">0</text:span>;</text:p>
      <text:p text:style-name="P1"><text:span text:style-name="T1">private</text:span> <text:span text:style-name="T3">$totalLowest</text:span> = <text:span text:style-name="T1">null</text:span>;</text:p>
      <text:p text:style-name="P1"><text:span text:style-name="T1">private</text:span> <text:span text:style-name="T3">$options</text:span> = <text:span text:style-name="T4">array</text:span>(</text:p>
      <text:p text:style-name="P1"><text:span text:style-name="T6">"rounding"</text:span> =&gt; <text:span text:style-name="T5">0</text:span>,</text:p>
      <text:p text:style-name="P1"><text:span text:style-name="T6">"colour"</text:span> =&gt; <text:span text:style-name="T6">""</text:span>,</text:p>
      <text:p text:style-name="P1"><text:span text:style-name="T6">"fontcolour"</text:span> =&gt; <text:span text:style-name="T6">""</text:span>,</text:p>
      <text:p text:style-name="P1"><text:span text:style-name="T6">"yaxismin"</text:span> =&gt; <text:span text:style-name="T5">0</text:span>,</text:p>
      <text:p text:style-name="P1"><text:span text:style-name="T6">"yaxismax"</text:span> =&gt; <text:span text:style-name="T5">10</text:span>,</text:p>
      <text:p text:style-name="P1"><text:span text:style-name="T6">"nvalue"</text:span> =&gt; <text:span text:style-name="T6">"Yes"</text:span>,</text:p>
      <text:p text:style-name="P1"><text:span text:style-name="T6">"monthsBack"</text:span> =&gt; <text:span text:style-name="T6">"All"</text:span>,</text:p>
      <text:p text:style-name="P1"><text:span text:style-name="T6">"period"</text:span> =&gt; <text:span text:style-name="T6">"months"</text:span>,</text:p>
      <text:p text:style-name="P1"><text:span text:style-name="T6">"paletteColors"</text:span> =&gt; <text:span text:style-name="T6">""</text:span>,</text:p>
      <text:p text:style-name="P1"><text:span text:style-name="T6">"headerbg"</text:span> =&gt; <text:span text:style-name="T6">""</text:span>,</text:p>
      <text:p text:style-name="P1"><text:span text:style-name="T6">"headerfontcolor"</text:span> =&gt; <text:span text:style-name="T6">"#000000"</text:span>,</text:p>
      <text:p text:style-name="P1"><text:span text:style-name="T6">"q1DemographicUppercase"</text:span> =&gt; <text:span text:style-name="T6">"No"</text:span>,</text:p>
      <text:p text:style-name="P1"><text:span text:style-name="T6">"q2DemographicUppercase"</text:span> =&gt; <text:span text:style-name="T6">"No"</text:span>,</text:p>
      <text:p text:style-name="P1"><text:span text:style-name="T6">"q3DemographicUppercase"</text:span> =&gt; <text:span text:style-name="T6">"No"</text:span>,</text:p>
      <text:p text:style-name="P1"><text:span text:style-name="T6">"customHeaders"</text:span> =&gt; <text:span text:style-name="T6">""</text:span>,</text:p>
      <text:p text:style-name="P1"><text:span text:style-name="T6">"fontCase"</text:span> =&gt; <text:span text:style-name="T6">""</text:span>,</text:p>
      <text:p text:style-name="P1">);</text:p>
      <text:p text:style-name="P1"><text:span text:style-name="T1">private</text:span> <text:span text:style-name="T3">$additionalData</text:span> = <text:span text:style-name="T4">array</text:span>();</text:p>
      <text:p text:style-name="P1"><text:span text:style-name="T1">private</text:span> <text:span text:style-name="T3">$monthsSelection</text:span> = <text:span text:style-name="T4">array</text:span>();</text:p>
      <text:p text:style-name="P1"><text:span text:style-name="T1">private</text:span> <text:span text:style-name="T3">$sortedParent</text:span> = <text:span text:style-name="T4">array</text:span>();</text:p>
      <text:p text:style-name="P1"><text:span text:style-name="T1">private</text:span> <text:span text:style-name="T3">$sortedChild</text:span> = <text:span text:style-name="T4">array</text:span>();</text:p>
      <text:p text:style-name="P1"><text:span text:style-name="T1">private</text:span> <text:span text:style-name="T3">$lowestRating</text:span> = <text:span text:style-name="T4">array</text:span>();</text:p>
      <text:p text:style-name="P1"><text:span text:style-name="T1">private</text:span> <text:span text:style-name="T3">$mainCategoryRating</text:span> = <text:span text:style-name="T4">array</text:span>();</text:p>
      <text:p text:style-name="P1"><text:span text:style-name="T1">private</text:span> <text:span text:style-name="T3">$mainCategorySampleSize</text:span> = <text:span text:style-name="T4">array</text:span>();</text:p>
      <text:p text:style-name="P1"><text:span text:style-name="T1">private</text:span> <text:span text:style-name="T3">$mainCategoryLowest</text:span> = <text:span text:style-name="T4">array</text:span>();</text:p>
      <text:p text:style-name="P1"><text:span text:style-name="T1">private</text:span> <text:span text:style-name="T3">$questions</text:span> = <text:span text:style-name="T4">array</text:span>();</text:p>
      <text:p text:style-name="P1"><text:span text:style-name="T1">private</text:span> <text:span text:style-name="T3">$results</text:span> = <text:span text:style-name="T4">array</text:span>();</text:p>
      <text:p text:style-name="P5"/>
      <text:p text:style-name="P1"><text:soft-page-break/><text:span text:style-name="T1">public</text:span> <text:span text:style-name="T1">function</text:span> <text:span text:style-name="T4">toJSON</text:span>(<text:span text:style-name="T3">$analyticsChartID</text:span>,<text:span text:style-name="T3"> $formattedArray</text:span>,<text:span text:style-name="T3"> $caption</text:span>,<text:span text:style-name="T3"> $dataItems</text:span>,<text:span text:style-name="T3"> $switch</text:span> = <text:span text:style-name="T1">false</text:span>,<text:span text:style-name="T3"> $additionalData</text:span> = <text:span text:style-name="T4">array</text:span>())</text:p>
      <text:p text:style-name="P1">{</text:p>
      <text:p text:style-name="P1"><text:span text:style-name="T1">$this</text:span>-&gt;<text:span text:style-name="T3">additionalData</text:span> = <text:span text:style-name="T3">$additionalData</text:span>;</text:p>
      <text:p text:style-name="P5"/>
      <text:p text:style-name="P1"><text:span text:style-name="T7">if</text:span> (<text:span text:style-name="T4">isset</text:span>(<text:span text:style-name="T1">$this</text:span>-&gt;<text:span text:style-name="T3">additionalData</text:span>[<text:span text:style-name="T6">'chartOptions'</text:span>][<text:span text:style-name="T6">'round'</text:span>])) {</text:p>
      <text:p text:style-name="P1"><text:span text:style-name="T1">$this</text:span>-&gt;<text:span text:style-name="T3">options</text:span>[<text:span text:style-name="T6">'rounding'</text:span>] = <text:span text:style-name="T1">$this</text:span>-&gt;<text:span text:style-name="T3">additionalData</text:span>[<text:span text:style-name="T6">'chartOptions'</text:span>][<text:span text:style-name="T6">'round'</text:span>];</text:p>
      <text:p text:style-name="P1">} <text:span text:style-name="T7">elseif</text:span> (<text:span text:style-name="T4">isset</text:span>(<text:span text:style-name="T1">$this</text:span>-&gt;<text:span text:style-name="T3">additionalData</text:span>[<text:span text:style-name="T6">'chartDefaults'</text:span>][<text:span text:style-name="T6">'round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6">'rounding'</text:span>] = <text:span text:style-name="T1">$this</text:span>-&gt;<text:span text:style-name="T3">additionalData</text:span>[<text:span text:style-name="T6">'chartDefaults'</text:span>][<text:span text:style-name="T6">'round'</text:span>];</text:p>
      <text:p text:style-name="P1">}</text:p>
      <text:p text:style-name="P5"/>
      <text:p text:style-name="P1"><text:span text:style-name="T7">if</text:span> (<text:span text:style-name="T4">isset</text:span>(<text:span text:style-name="T1">$this</text:span>-&gt;<text:span text:style-name="T3">additionalData</text:span>[<text:span text:style-name="T6">'chartOptions'</text:span>][<text:span text:style-name="T6">'nvalue'</text:span>])) {</text:p>
      <text:p text:style-name="P1"><text:span text:style-name="T1">$this</text:span>-&gt;<text:span text:style-name="T3">options</text:span>[<text:span text:style-name="T6">'nvalue'</text:span>] = <text:span text:style-name="T1">$this</text:span>-&gt;<text:span text:style-name="T3">additionalData</text:span>[<text:span text:style-name="T6">'chartOptions'</text:span>][<text:span text:style-name="T6">'nvalue'</text:span>];</text:p>
      <text:p text:style-name="P1">} <text:span text:style-name="T7">elseif</text:span> (<text:span text:style-name="T4">isset</text:span>(<text:span text:style-name="T1">$this</text:span>-&gt;<text:span text:style-name="T3">additionalData</text:span>[<text:span text:style-name="T6">'chartDefaults'</text:span>][<text:span text:style-name="T6">'nvalue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6">'nvalue'</text:span>] = <text:span text:style-name="T1">$this</text:span>-&gt;<text:span text:style-name="T3">additionalData</text:span>[<text:span text:style-name="T6">'chartDefaults'</text:span>][<text:span text:style-name="T6">'nvalue'</text:span>];</text:p>
      <text:p text:style-name="P1">}</text:p>
      <text:p text:style-name="P5"/>
      <text:p text:style-name="P1"><text:span text:style-name="T1">$this</text:span>-&gt;<text:span text:style-name="T4">applyOption</text:span>(<text:span text:style-name="T6">'colour'</text:span>, <text:span text:style-name="T6">'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4">applyOption</text:span>(<text:span text:style-name="T6">'fontcolour'</text:span>, <text:span text:style-name="T6">'font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4">applyOption</text:span>(<text:span text:style-name="T6">'yaxismin'</text:span>, <text:span text:style-name="T6">'y-axismin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yaxismax'</text:span>, <text:span text:style-name="T6">'y-axismax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monthsBack'</text:span>, <text:span text:style-name="T6">'monthsBack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period'</text:span>, <text:span text:style-name="T6">'period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paletteColors'</text:span>, <text:span text:style-name="T6">'paletteColo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headerbg'</text:span>, <text:span text:style-name="T6">'headerbg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headerfontcolor'</text:span>, <text:span text:style-name="T6">'headerfontcolor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q1DemographicUppercase'</text:span>, <text:span text:style-name="T6">'q1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q2DemographicUppercase'</text:span>, <text:span text:style-name="T6">'q2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q3DemographicUppercase'</text:span>, <text:span text:style-name="T6">'q3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customHeaders'</text:span>, <text:span text:style-name="T6">'customHeade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fontCase'</text:span>, <text:span text:style-name="T6">'font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5"/>
      <text:p text:style-name="P1"><text:span text:style-name="T3">$headers</text:span> = <text:span text:style-name="T4">array</text:span>();</text:p>
      <text:p text:style-name="P1"><text:span text:style-name="T3">$headerbg</text:span> = <text:span text:style-name="T6">""</text:span>;</text:p>
      <text:p text:style-name="P1"><text:span text:style-name="T3">$headerfontcolor</text:span> = <text:span text:style-name="T6">"#000000"</text:span>;</text:p>
      <text:p text:style-name="P1"><text:span text:style-name="T3">$q1DemographicUppercase</text:span> = <text:span text:style-name="T6">""</text:span>;</text:p>
      <text:p text:style-name="P1"><text:span text:style-name="T3">$q2DemographicUppercase</text:span> = <text:span text:style-name="T6">""</text:span>;</text:p>
      <text:p text:style-name="P1"><text:span text:style-name="T3">$q3DemographicUppercase</text:span> = <text:span text:style-name="T6">""</text:span>;</text:p>
      <text:p text:style-name="P1"><text:soft-page-break/><text:span text:style-name="T3">$class</text:span> = <text:span text:style-name="T6">''</text:span>;</text:p>
      <text:p text:style-name="P1"><text:span text:style-name="T3">$html</text:span> = <text:span text:style-name="T6">''</text:span>;</text:p>
      <text:p text:style-name="P5"/>
      <text:p text:style-name="P1"><text:span text:style-name="T3">$customHeadersArray</text:span> = [];</text:p>
      <text:p text:style-name="P1"><text:span text:style-name="T7">if</text:span> (<text:span text:style-name="T4">trim</text:span>(<text:span text:style-name="T1">$this</text:span>-&gt;<text:span text:style-name="T3">options</text:span>[<text:span text:style-name="T6">'customHeaders'</text:span>]) != <text:span text:style-name="T6">""</text:span>) {</text:p>
      <text:p text:style-name="P1"><text:span text:style-name="T3">$customHeadersArray</text:span> = <text:span text:style-name="T4">array_slice</text:span>(<text:span text:style-name="T4">explode</text:span>(<text:span text:style-name="T6">","</text:span>, <text:span text:style-name="T1">$this</text:span>-&gt;<text:span text:style-name="T3">options</text:span>[<text:span text:style-name="T6">'customHeaders'</text:span>]), <text:span text:style-name="T5">0</text:span>, <text:span text:style-name="T5">11</text:span>);</text:p>
      <text:p text:style-name="P1">}</text:p>
      <text:p text:style-name="P5"/>
      <text:p text:style-name="P1"><text:span text:style-name="T7">if</text:span> (<text:span text:style-name="T4">count</text:span>(<text:span text:style-name="T3">$customHeadersArray</text:span>) == <text:span text:style-name="T5">7</text:span>) {</text:p>
      <text:p text:style-name="P1"><text:span text:style-name="T3">$customHeadersArray</text:span>[] = <text:span text:style-name="T6">"Comment"</text:span>;</text:p>
      <text:p text:style-name="P1"><text:span text:style-name="T3">$customHeadersArray</text:span>[] = <text:span text:style-name="T6">"Q1 Score"</text:span>;</text:p>
      <text:p text:style-name="P1"><text:span text:style-name="T3">$customHeadersArray</text:span>[] = <text:span text:style-name="T6">"Q2 Score"</text:span>;</text:p>
      <text:p text:style-name="P1"><text:span text:style-name="T3">$customHeadersArray</text:span>[] = <text:span text:style-name="T6">"Q3 Score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6">'headerbg'</text:span>] != <text:span text:style-name="T6">""</text:span>) {</text:p>
      <text:p text:style-name="P1"><text:span text:style-name="T3">$headerbg</text:span> = <text:span text:style-name="T6">"bgcolor='"</text:span> . <text:span text:style-name="T1">$this</text:span>-&gt;<text:span text:style-name="T3">options</text:span>[<text:span text:style-name="T6">'headerbg'</text:span>] . <text:span text:style-name="T6">"'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6">'headerfontcolor'</text:span>] != <text:span text:style-name="T6">""</text:span>) {</text:p>
      <text:p text:style-name="P1"><text:span text:style-name="T3">$headerfontcolor</text:span> = <text:span text:style-name="T1">$this</text:span>-&gt;<text:span text:style-name="T3">options</text:span>[<text:span text:style-name="T6">'headerfontcolor'</text:span>];</text:p>
      <text:p text:style-name="P1">}</text:p>
      <text:p text:style-name="P1"><text:span text:style-name="T7">if</text:span> (<text:span text:style-name="T1">$this</text:span>-&gt;<text:span text:style-name="T3">options</text:span>[<text:span text:style-name="T6">'q1DemographicUppercase'</text:span>] != <text:span text:style-name="T6">"No"</text:span>) {</text:p>
      <text:p text:style-name="P1"><text:span text:style-name="T3">$q1DemographicUppercase</text:span> = <text:span text:style-name="T1">$this</text:span>-&gt;<text:span text:style-name="T3">options</text:span>[<text:span text:style-name="T6">'q1DemographicUppercase'</text:span>];</text:p>
      <text:p text:style-name="P1">}</text:p>
      <text:p text:style-name="P1"><text:span text:style-name="T7">if</text:span> (<text:span text:style-name="T1">$this</text:span>-&gt;<text:span text:style-name="T3">options</text:span>[<text:span text:style-name="T6">'q2DemographicUppercase'</text:span>] != <text:span text:style-name="T6">"No"</text:span>) {</text:p>
      <text:p text:style-name="P1"><text:span text:style-name="T3">$q2DemographicUppercase</text:span> = <text:span text:style-name="T1">$this</text:span>-&gt;<text:span text:style-name="T3">options</text:span>[<text:span text:style-name="T6">'q2DemographicUppercase'</text:span>];</text:p>
      <text:p text:style-name="P1">}</text:p>
      <text:p text:style-name="P1"><text:span text:style-name="T7">if</text:span> (<text:span text:style-name="T1">$this</text:span>-&gt;<text:span text:style-name="T3">options</text:span>[<text:span text:style-name="T6">'q3DemographicUppercase'</text:span>] != <text:span text:style-name="T6">"No"</text:span>) {</text:p>
      <text:p text:style-name="P1"><text:span text:style-name="T3">$q3DemographicUppercase</text:span> = <text:span text:style-name="T1">$this</text:span>-&gt;<text:span text:style-name="T3">options</text:span>[<text:span text:style-name="T6">'q3DemographicUppercase'</text:span>];</text:p>
      <text:p text:style-name="P1">}</text:p>
      <text:p text:style-name="P1"><text:span text:style-name="T3">$htmlheaders</text:span> = <text:span text:style-name="T4">array</text:span>();</text:p>
      <text:p text:style-name="P1"><text:span text:style-name="T3">$dataGrid</text:span> = <text:span text:style-name="T4">array</text:span>();</text:p>
      <text:p text:style-name="P1"><text:span text:style-name="T3">$headers_check</text:span> = <text:span text:style-name="T4">array</text:span>();</text:p>
      <text:p text:style-name="P1"><text:span text:style-name="T7">foreach</text:span> (<text:span text:style-name="T1">$this</text:span>-&gt;<text:span text:style-name="T3">additionalData</text:span>[<text:span text:style-name="T6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5">1</text:span>;</text:p>
      <text:p text:style-name="P1"><text:span text:style-name="T7">foreach</text:span> (<text:span text:style-name="T1">$this</text:span>-&gt;<text:span text:style-name="T3">additionalData</text:span>[<text:span text:style-name="T6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4">array_push</text:span>(<text:span text:style-name="T3">$headers_check</text:span>, <text:span text:style-name="T4">ucwords</text:span>(<text:span text:style-name="T3">$headersel</text:span>[<text:span text:style-name="T5">0</text:span>]));</text:p>
      <text:p text:style-name="P1">}</text:p>
      <text:p text:style-name="P1">}</text:p>
      <text:p text:style-name="P1">}</text:p>
      <text:p text:style-name="P1"><text:span text:style-name="T3">$additional_headers</text:span> = <text:span text:style-name="T4">array</text:span>();</text:p>
      <text:p text:style-name="P1"><text:span text:style-name="T3">$additional_headers</text:span> = [<text:span text:style-name="T6">"Comment"</text:span>, <text:span text:style-name="T6">"Q1 Score"</text:span>, <text:span text:style-name="T6">"Q2 Score"</text:span>, <text:span text:style-name="T6">"Q3 Score"</text:span>];</text:p>
      <text:p text:style-name="P5"/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4">array_push</text:span>(<text:span text:style-name="T3">$headers_check</text:span>, <text:span text:style-name="T3">$value</text:span>);</text:p>
      <text:p text:style-name="P1">}</text:p>
      <text:p text:style-name="P5"/>
      <text:p text:style-name="P1"><text:soft-page-break/><text:span text:style-name="T3">$dataGrid</text:span>[<text:span text:style-name="T6">'header'</text:span>] = <text:span text:style-name="T3">$headers_check</text:span>;</text:p>
      <text:p text:style-name="P5"/>
      <text:p text:style-name="P1"><text:span text:style-name="T7">if</text:span> (<text:span text:style-name="T4">count</text:span>(<text:span text:style-name="T3">$headers_check</text:span>) != <text:span text:style-name="T5">11</text:span>) {</text:p>
      <text:p text:style-name="P1"><text:span text:style-name="T3">$dataGrid</text:span>[<text:span text:style-name="T6">'header'</text:span>] = <text:span text:style-name="T4">array</text:span>(<text:span text:style-name="T6">"Demographic Q1"</text:span>, <text:span text:style-name="T6">"Demographic Q2"</text:span>, <text:span text:style-name="T6">"Demographic Q3"</text:span>, <text:span text:style-name="T6">"Freetext"</text:span>, <text:span text:style-name="T6">"Q1 Rating"</text:span>, <text:span text:style-name="T6">"Q2 Rating"</text:span>, <text:span text:style-name="T6">"Q3 Rating"</text:span>, <text:span text:style-name="T6">"Comment"</text:span>, <text:span text:style-name="T6">"Q1 Score"</text:span>, <text:span text:style-name="T6">"Q2 Score"</text:span>, <text:span text:style-name="T6">"Q2 Score"</text:span>);</text:p>
      <text:p text:style-name="P1">}</text:p>
      <text:p text:style-name="P5"/>
      <text:p text:style-name="P1"><text:span text:style-name="T7">if</text:span> (<text:span text:style-name="T4">count</text:span>(<text:span text:style-name="T3">$customHeadersArray</text:span>) &gt;= <text:span text:style-name="T5">10</text:span>) {</text:p>
      <text:p text:style-name="P1"><text:span text:style-name="T3">$customHeadersArray</text:span> = <text:span text:style-name="T4">array_pad</text:span>(<text:span text:style-name="T3">$customHeadersArray</text:span>, <text:span text:style-name="T5">11</text:span>, <text:span text:style-name="T6">""</text:span>);</text:p>
      <text:p text:style-name="P1"><text:span text:style-name="T3">$dataGrid</text:span>[<text:span text:style-name="T6">'header'</text:span>] = <text:span text:style-name="T3">$customHeadersArray</text:span>;</text:p>
      <text:p text:style-name="P1">}</text:p>
      <text:p text:style-name="P5"/>
      <text:p text:style-name="P1"><text:span text:style-name="T3">$html</text:span> .= <text:span text:style-name="T6">'&lt;div class="table-responsive"&gt;'</text:span>;</text:p>
      <text:p text:style-name="P1"><text:span text:style-name="T3">$html</text:span> .= <text:span text:style-name="T6">'&lt;table id="abChartTable-'</text:span> . <text:span text:style-name="T3">$analyticsChartID</text:span> . <text:span text:style-name="T6">'" class="table table-bordered table-hover table-green"&gt;'</text:span>;</text:p>
      <text:p text:style-name="P1"><text:span text:style-name="T3">$html</text:span> .= <text:span text:style-name="T6">'&lt;thead&gt;&lt;tr '</text:span> . <text:span text:style-name="T3">$headerbg</text:span> . <text:span text:style-name="T6">' &gt;'</text:span>;</text:p>
      <text:p text:style-name="P4">// foreach ($htmlheaders as $value) {</text:p>
      <text:p text:style-name="P1"><text:span text:style-name="T7">foreach</text:span> (<text:span text:style-name="T3">$dataGrid</text:span>[<text:span text:style-name="T6">'header'</text:span>] as <text:span text:style-name="T3">$value</text:span>) {</text:p>
      <text:p text:style-name="P1"><text:span text:style-name="T3">$html</text:span> .= <text:span text:style-name="T6">'&lt;td&gt;&lt;b&gt;&lt;span style="color: '</text:span> . <text:span text:style-name="T3">$headerfontcolor</text:span> . <text:span text:style-name="T6">'"&gt;'</text:span> . <text:span text:style-name="T4">ucwords</text:span>(<text:span text:style-name="T3">$value</text:span>) . <text:span text:style-name="T6">'&lt;/span&gt;&lt;/b&gt;&lt;/td&gt;'</text:span>;</text:p>
      <text:p text:style-name="P1"><text:span text:style-name="T3">$dataGrid</text:span>[<text:span text:style-name="T6">"header"</text:span>][] = <text:span text:style-name="T4">ucwords</text:span>(<text:span text:style-name="T3">$value</text:span>);</text:p>
      <text:p text:style-name="P1">}</text:p>
      <text:p text:style-name="P1"><text:span text:style-name="T3">$html</text:span> .= <text:span text:style-name="T6">'&lt;/tr&gt;&lt;/thead&gt;&lt;tbody&gt;'</text:span>;</text:p>
      <text:p text:style-name="P5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pan text:style-name="T3">$data</text:span> = <text:span text:style-name="T4">array</text:span>();</text:p>
      <text:p text:style-name="P1"><text:span text:style-name="T3">$html</text:span> .= <text:span text:style-name="T6">'&lt;tr&gt;'</text:span>;</text:p>
      <text:p text:style-name="P1"><text:span text:style-name="T3">$demographics</text:span> = <text:span text:style-name="T4">explode</text:span>(<text:span text:style-name="T6">"##"</text:span>, <text:span text:style-name="T3">$key</text:span>);</text:p>
      <text:p text:style-name="P1"><text:span text:style-name="T7">foreach</text:span> (<text:span text:style-name="T3">$demographics</text:span> as <text:span text:style-name="T3">$pos</text:span> =&gt; <text:span text:style-name="T3">$text</text:span>) {</text:p>
      <text:p text:style-name="P1"><text:span text:style-name="T7">if</text:span> (!<text:span text:style-name="T4">empty</text:span>(<text:span text:style-name="T3">$text</text:span>)) {</text:p>
      <text:p text:style-name="P1"><text:span text:style-name="T7">if</text:span> (<text:span text:style-name="T3">$pos</text:span> != <text:span text:style-name="T5">3</text:span>) {</text:p>
      <text:p text:style-name="P1"><text:span text:style-name="T7">if</text:span> ((<text:span text:style-name="T3">$pos</text:span> == <text:span text:style-name="T5">0</text:span> &amp;&amp; <text:span text:style-name="T3">$q1DemographicUppercase</text:span> == <text:span text:style-name="T6">"Yes"</text:span>) || (<text:span text:style-name="T3">$pos</text:span> == <text:span text:style-name="T5">1</text:span> &amp;&amp; <text:span text:style-name="T3">$q2DemographicUppercase</text:span> == <text:span text:style-name="T6">"Yes"</text:span>) || (<text:span text:style-name="T3">$pos</text:span> == <text:span text:style-name="T5">2</text:span> &amp;&amp; <text:span text:style-name="T3">$q3DemographicUppercase</text:span> == <text:span text:style-name="T6">"Yes"</text:span>)) {</text:p>
      <text:p text:style-name="P1"><text:span text:style-name="T3">$html</text:span> .= <text:span text:style-name="T6">'&lt;td&gt;'</text:span> . <text:span text:style-name="T4">strtoupper</text:span>(<text:span text:style-name="T3">$text</text:span>) . <text:span text:style-name="T6">'&lt;/td&gt;'</text:span>;</text:p>
      <text:p text:style-name="P1"><text:span text:style-name="T3">$data</text:span>[] = <text:span text:style-name="T4">strtoupper</text:span>(<text:span text:style-name="T3">$text</text:span>);</text:p>
      <text:p text:style-name="P1">} <text:span text:style-name="T7">else</text:span> {</text:p>
      <text:p text:style-name="P1"><text:span text:style-name="T3">$label</text:span> = <text:span text:style-name="T3">$text</text:span>;</text:p>
      <text:p text:style-name="P1"><text:span text:style-name="T7">switch</text:span> (<text:span text:style-name="T1">$this</text:span>-&gt;<text:span text:style-name="T3">options</text:span>[<text:span text:style-name="T6">'fontCase'</text:span>]) {</text:p>
      <text:p text:style-name="P1"><text:span text:style-name="T7">case</text:span> <text:span text:style-name="T6">'Uppercase'</text:span>:</text:p>
      <text:p text:style-name="P1"><text:span text:style-name="T3">$html</text:span> .= <text:span text:style-name="T6">'&lt;td&gt;'</text:span> . <text:span text:style-name="T4">strtoupper</text:span>(<text:span text:style-name="T3">$label</text:span>) . <text:span text:style-name="T6">'&lt;/td&gt;'</text:span>;</text:p>
      <text:p text:style-name="P1"><text:span text:style-name="T7">break</text:span>;</text:p>
      <text:p text:style-name="P1"><text:span text:style-name="T7">case</text:span> <text:span text:style-name="T6">'Lowercase'</text:span>:</text:p>
      <text:p text:style-name="P1"><text:span text:style-name="T3">$html</text:span> .= <text:span text:style-name="T6">'&lt;td&gt;'</text:span> . <text:span text:style-name="T4">strtolower</text:span>(<text:span text:style-name="T3">$label</text:span>) . <text:span text:style-name="T6">'&lt;/td&gt;'</text:span>;</text:p>
      <text:p text:style-name="P1"><text:span text:style-name="T7">break</text:span>;</text:p>
      <text:p text:style-name="P1"><text:span text:style-name="T7">case</text:span> <text:span text:style-name="T6">'Sentence Case'</text:span>:</text:p>
      <text:p text:style-name="P1"><text:span text:style-name="T3">$html</text:span> .= <text:span text:style-name="T6">'&lt;td&gt;'</text:span> . <text:span text:style-name="T4">ucwords</text:span>(<text:span text:style-name="T3">$label</text:span>) . <text:span text:style-name="T6">'&lt;/td&gt;'</text:span>;</text:p>
      <text:p text:style-name="P1"><text:soft-page-break/><text:span text:style-name="T7">break</text:span>;</text:p>
      <text:p text:style-name="P1"><text:span text:style-name="T7">default</text:span>;</text:p>
      <text:p text:style-name="P1"><text:span text:style-name="T3">$html</text:span> .= <text:span text:style-name="T6">'&lt;td&gt;'</text:span> . <text:span text:style-name="T4">ucwords</text:span>(<text:span text:style-name="T3">$label</text:span>) . <text:span text:style-name="T6">'&lt;/td&gt;'</text:span>;</text:p>
      <text:p text:style-name="P1">}</text:p>
      <text:p text:style-name="P1"><text:span text:style-name="T3">$data</text:span>[] = <text:span text:style-name="T4">ucwords</text:span>(<text:span text:style-name="T3">$text</text:span>);</text:p>
      <text:p text:style-name="P1">}</text:p>
      <text:p text:style-name="P1">} <text:span text:style-name="T7">else</text:span> {</text:p>
      <text:p text:style-name="P1"><text:span text:style-name="T3">$html</text:span> .= <text:span text:style-name="T6">'&lt;td&gt;'</text:span> . <text:span text:style-name="T3">$text</text:span> . <text:span text:style-name="T6">'&lt;/td&gt;'</text:span>;</text:p>
      <text:p text:style-name="P1"><text:span text:style-name="T3">$data</text:span>[] = <text:span text:style-name="T3">$text</text:span>;</text:p>
      <text:p text:style-name="P1">}</text:p>
      <text:p text:style-name="P1">} <text:span text:style-name="T7">else</text:span> {</text:p>
      <text:p text:style-name="P1"><text:span text:style-name="T3">$html</text:span> .= <text:span text:style-name="T6">'&lt;td&gt;&amp;nbsp;&lt;/td&gt;'</text:span>;</text:p>
      <text:p text:style-name="P1"><text:span text:style-name="T3">$data</text:span>[] = <text:span text:style-name="T6">""</text:span>;</text:p>
      <text:p text:style-name="P1">}</text:p>
      <text:p text:style-name="P1">}</text:p>
      <text:p text:style-name="P1"><text:span text:style-name="T3">$html</text:span> .= <text:span text:style-name="T6">'&lt;/tr&gt;'</text:span>;</text:p>
      <text:p text:style-name="P1"><text:span text:style-name="T3">$dataGrid</text:span>[] = <text:span text:style-name="T3">$data</text:span>;</text:p>
      <text:p text:style-name="P1">}</text:p>
      <text:p text:style-name="P1"><text:span text:style-name="T3">$html</text:span> .= <text:span text:style-name="T6">'&lt;/tbody&gt;&lt;/table&gt;&lt;/div&gt;'</text:span>;</text:p>
      <text:p text:style-name="P1"><text:span text:style-name="T7">if</text:span> (<text:span text:style-name="T4">isset</text:span>(<text:span text:style-name="T3">$additionalData</text:span>[<text:span text:style-name="T6">'exportMode'</text:span>]) &amp;&amp; <text:span text:style-name="T3">$additionalData</text:span>[<text:span text:style-name="T6">'exportMode'</text:span>] == <text:span text:style-name="T6">'dataTable'</text:span>) {</text:p>
      <text:p text:style-name="P4">//return ($this-&gt;toHTMLTable($formattedArray));</text:p>
      <text:p text:style-name="P1"><text:span text:style-name="T7">return</text:span> <text:span text:style-name="T3">$dataGrid</text:span>;</text:p>
      <text:p text:style-name="P1">}</text:p>
      <text:p text:style-name="P1"><text:span text:style-name="T7">return</text:span> <text:span text:style-name="T3">$html</text:span>;</text:p>
      <text:p text:style-name="P7"><text:line-break/><text:line-break/></text:p>
      <text:p text:style-name="P4">//return json_encode($this-&gt;toHTMLTable($formattedArray));</text:p>
      <text:p text:style-name="P4">//return ($this-&gt;toHTMLTable($formattedArray));</text:p>
      <text:p text:style-name="P1">}</text:p>
      <text:p text:style-name="P5"/>
      <text:p text:style-name="P1"><text:span text:style-name="T1">public</text:span> <text:span text:style-name="T1">function</text:span> <text:span text:style-name="T4">toHTMLTable</text:span>(<text:span text:style-name="T3">$formattedArray</text:span>)</text:p>
      <text:p text:style-name="P1">{</text:p>
      <text:p text:style-name="P1"><text:span text:style-name="T3">$dataGrid</text:span> = <text:span text:style-name="T4">array</text:span>();</text:p>
      <text:p text:style-name="P1"><text:span text:style-name="T3">$headers</text:span> = <text:span text:style-name="T4">array</text:span>();</text:p>
      <text:p text:style-name="P1"><text:span text:style-name="T3">$class</text:span> = <text:span text:style-name="T6">''</text:span>;</text:p>
      <text:p text:style-name="P5"/>
      <text:p text:style-name="P1"><text:span text:style-name="T3">$headers_check</text:span> = <text:span text:style-name="T4">array</text:span>();</text:p>
      <text:p text:style-name="P1"><text:span text:style-name="T7">foreach</text:span> (<text:span text:style-name="T1">$this</text:span>-&gt;<text:span text:style-name="T3">additionalData</text:span>[<text:span text:style-name="T6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5">1</text:span>;</text:p>
      <text:p text:style-name="P1"><text:span text:style-name="T7">foreach</text:span> (<text:span text:style-name="T1">$this</text:span>-&gt;<text:span text:style-name="T3">additionalData</text:span>[<text:span text:style-name="T6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4">array_push</text:span>(<text:span text:style-name="T3">$headers_check</text:span>, <text:span text:style-name="T4">ucwords</text:span>(<text:span text:style-name="T3">$headersel</text:span>[<text:span text:style-name="T5">0</text:span>]));</text:p>
      <text:p text:style-name="P1">}</text:p>
      <text:p text:style-name="P1">}</text:p>
      <text:p text:style-name="P1">}</text:p>
      <text:p text:style-name="P1"><text:soft-page-break/><text:span text:style-name="T3">$additional_headers</text:span> = <text:span text:style-name="T4">array</text:span>();</text:p>
      <text:p text:style-name="P1"><text:span text:style-name="T3">$additional_headers</text:span> = [<text:span text:style-name="T6">"Comment"</text:span>, <text:span text:style-name="T6">"Q1 Score"</text:span>, <text:span text:style-name="T6">"Q2 Score"</text:span>, <text:span text:style-name="T6">"Q3 Score"</text:span>];</text:p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4">array_push</text:span>(<text:span text:style-name="T3">$headers_check</text:span>, <text:span text:style-name="T3">$value</text:span>);</text:p>
      <text:p text:style-name="P1">}</text:p>
      <text:p text:style-name="P5"/>
      <text:p text:style-name="P1"><text:span text:style-name="T3">$dataGrid</text:span>[<text:span text:style-name="T6">'header'</text:span>] = <text:span text:style-name="T3">$headers_check</text:span>;</text:p>
      <text:p text:style-name="P5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pan text:style-name="T3">$demographics</text:span> = <text:span text:style-name="T4">explode</text:span>(<text:span text:style-name="T6">"##"</text:span>, <text:span text:style-name="T3">$key</text:span>);</text:p>
      <text:p text:style-name="P1"><text:span text:style-name="T3">$data</text:span> = <text:span text:style-name="T4">array</text:span>();</text:p>
      <text:p text:style-name="P5"/>
      <text:p text:style-name="P1"><text:span text:style-name="T7">foreach</text:span> (<text:span text:style-name="T3">$demographics</text:span> as <text:span text:style-name="T3">$demo</text:span>) {</text:p>
      <text:p text:style-name="P1"><text:span text:style-name="T3">$data</text:span>[] = <text:span text:style-name="T3">$demo</text:span>;</text:p>
      <text:p text:style-name="P1">}</text:p>
      <text:p text:style-name="P1"><text:span text:style-name="T3">$dataGrid</text:span>[] = <text:span text:style-name="T3">$data</text:span>;</text:p>
      <text:p text:style-name="P1">}</text:p>
      <text:p text:style-name="P1"><text:span text:style-name="T7">return</text:span> (<text:span text:style-name="T3">$dataGrid</text:span>);</text:p>
      <text:p text:style-name="P1">}</text:p>
      <text:p text:style-name="P1">}</text:p>
      <text:p text:style-name="P1"/>
      <text:p text:style-name="Standard">-------------- </text:p>
      <text:p text:style-name="P6">00</text:p>
      <text:p text:style-name="P3">&lt;?php</text:p>
      <text:p text:style-name="P5"/>
      <text:p text:style-name="P1"><text:span text:style-name="T1">namespace</text:span> <text:span text:style-name="T2">App\Models\AnalyticsBuilder\chartModules\Verbatim_Grid_Single</text:span>;</text:p>
      <text:p text:style-name="P5"/>
      <text:p text:style-name="P1"><text:span text:style-name="T1">use</text:span> App\Models\AnalyticsBuilder\chartModules\<text:span text:style-name="T2">ChartObject</text:span>;</text:p>
      <text:p text:style-name="P1"><text:span text:style-name="T1">use</text:span> App\Models\AnalyticsBuilder\<text:span text:style-name="T2">Participant</text:span>;</text:p>
      <text:p text:style-name="P1"><text:span text:style-name="T1">use</text:span> App\Models\AnalyticsBuilder\<text:span text:style-name="T2">QA</text:span>;</text:p>
      <text:p text:style-name="P1"><text:span text:style-name="T1">use</text:span> App\Models\AnalyticsBuilder\<text:span text:style-name="T2">Question</text:span>;</text:p>
      <text:p text:style-name="P1"><text:span text:style-name="T1">use</text:span> App\Models\AnalyticsBuilder\<text:span text:style-name="T2">GroupParam</text:span>;</text:p>
      <text:p text:style-name="P5"/>
      <text:p text:style-name="P1"><text:span text:style-name="T1">class</text:span> <text:span text:style-name="T2">VerbatimGridSingle</text:span> <text:span text:style-name="T1">extends</text:span> <text:span text:style-name="T2">ChartObject</text:span></text:p>
      <text:p text:style-name="P1">{</text:p>
      <text:p text:style-name="P1"><text:span text:style-name="T1">private</text:span> <text:span text:style-name="T3">$avgRating</text:span> = [];</text:p>
      <text:p text:style-name="P1"><text:span text:style-name="T1">private</text:span> <text:span text:style-name="T3">$sampleSize</text:span> = [];</text:p>
      <text:p text:style-name="P1"><text:span text:style-name="T1">private</text:span> <text:span text:style-name="T3">$avgRefArray</text:span> = [];</text:p>
      <text:p text:style-name="P1"><text:span text:style-name="T1">private</text:span> <text:span text:style-name="T3">$categories</text:span> = [];</text:p>
      <text:p text:style-name="P1"><text:span text:style-name="T1">private</text:span> <text:span text:style-name="T3">$totalRating</text:span> = <text:span text:style-name="T5">0</text:span>;</text:p>
      <text:p text:style-name="P1"><text:span text:style-name="T1">private</text:span> <text:span text:style-name="T3">$totalSampleSize</text:span> = <text:span text:style-name="T5">0</text:span>;</text:p>
      <text:p text:style-name="P1"><text:span text:style-name="T1">private</text:span> <text:span text:style-name="T3">$totalLowest</text:span> = <text:span text:style-name="T1">null</text:span>;</text:p>
      <text:p text:style-name="P1"><text:span text:style-name="T1">private</text:span> <text:span text:style-name="T3">$options</text:span> = [</text:p>
      <text:p text:style-name="P1"><text:span text:style-name="T6">"rounding"</text:span> =&gt; <text:span text:style-name="T5">0</text:span>,</text:p>
      <text:p text:style-name="P1"><text:span text:style-name="T6">"colour"</text:span> =&gt; <text:span text:style-name="T6">""</text:span>,</text:p>
      <text:p text:style-name="P1"><text:span text:style-name="T6">"fontcolour"</text:span> =&gt; <text:span text:style-name="T6">""</text:span>,</text:p>
      <text:p text:style-name="P1"><text:span text:style-name="T6">"yaxismin"</text:span> =&gt; <text:span text:style-name="T5">0</text:span>,</text:p>
      <text:p text:style-name="P1"><text:span text:style-name="T6">"yaxismax"</text:span> =&gt; <text:span text:style-name="T5">10</text:span>,</text:p>
      <text:p text:style-name="P1"><text:soft-page-break/><text:span text:style-name="T6">"nvalue"</text:span> =&gt; <text:span text:style-name="T6">"Yes"</text:span>,</text:p>
      <text:p text:style-name="P1"><text:span text:style-name="T6">"monthsBack"</text:span> =&gt; <text:span text:style-name="T6">"All"</text:span>,</text:p>
      <text:p text:style-name="P1"><text:span text:style-name="T6">"period"</text:span> =&gt; <text:span text:style-name="T6">"months"</text:span>,</text:p>
      <text:p text:style-name="P1"><text:span text:style-name="T6">"paletteColors"</text:span> =&gt; <text:span text:style-name="T6">""</text:span>,</text:p>
      <text:p text:style-name="P1"><text:span text:style-name="T6">"headerbg"</text:span> =&gt; <text:span text:style-name="T6">""</text:span>,</text:p>
      <text:p text:style-name="P1"><text:span text:style-name="T6">"headerfontcolor"</text:span> =&gt; <text:span text:style-name="T6">"#000000"</text:span>,</text:p>
      <text:p text:style-name="P1"><text:span text:style-name="T6">"q1DemographicUppercase"</text:span> =&gt; <text:span text:style-name="T6">"No"</text:span>,</text:p>
      <text:p text:style-name="P1"><text:span text:style-name="T6">"customHeaders"</text:span> =&gt; <text:span text:style-name="T6">""</text:span>,</text:p>
      <text:p text:style-name="P1"><text:span text:style-name="T6">"fontCase"</text:span> =&gt; <text:span text:style-name="T6">""</text:span>,</text:p>
      <text:p text:style-name="P1">];</text:p>
      <text:p text:style-name="P1"><text:span text:style-name="T1">private</text:span> <text:span text:style-name="T3">$additionalData</text:span> = [];</text:p>
      <text:p text:style-name="P1"><text:span text:style-name="T1">private</text:span> <text:span text:style-name="T3">$monthsSelection</text:span> = [];</text:p>
      <text:p text:style-name="P1"><text:span text:style-name="T1">private</text:span> <text:span text:style-name="T3">$sortedParent</text:span> = [];</text:p>
      <text:p text:style-name="P1"><text:span text:style-name="T1">private</text:span> <text:span text:style-name="T3">$sortedChild</text:span> = [];</text:p>
      <text:p text:style-name="P1"><text:span text:style-name="T1">private</text:span> <text:span text:style-name="T3">$lowestRating</text:span> = [];</text:p>
      <text:p text:style-name="P1"><text:span text:style-name="T1">private</text:span> <text:span text:style-name="T3">$mainCategoryRating</text:span> = [];</text:p>
      <text:p text:style-name="P1"><text:span text:style-name="T1">private</text:span> <text:span text:style-name="T3">$mainCategorySampleSize</text:span> = [];</text:p>
      <text:p text:style-name="P1"><text:span text:style-name="T1">private</text:span> <text:span text:style-name="T3">$mainCategoryLowest</text:span> = [];</text:p>
      <text:p text:style-name="P1"><text:span text:style-name="T1">private</text:span> <text:span text:style-name="T3">$questions</text:span> = [];</text:p>
      <text:p text:style-name="P1"><text:span text:style-name="T1">private</text:span> <text:span text:style-name="T3">$results</text:span> = [];</text:p>
      <text:p text:style-name="P5"/>
      <text:p text:style-name="P1"><text:span text:style-name="T1">public</text:span> <text:span text:style-name="T1">function</text:span> <text:span text:style-name="T4">toJSON</text:span>(<text:span text:style-name="T3">$analyticsChartID</text:span>,<text:span text:style-name="T3"> $formattedArray</text:span>,<text:span text:style-name="T3"> $caption</text:span>,<text:span text:style-name="T3"> $dataItems</text:span>,<text:span text:style-name="T3"> $switch</text:span> = <text:span text:style-name="T1">false</text:span>,<text:span text:style-name="T3"> $additionalData</text:span> = <text:span text:style-name="T4">array</text:span>())</text:p>
      <text:p text:style-name="P1">{</text:p>
      <text:p text:style-name="P1"><text:span text:style-name="T1">$this</text:span>-&gt;<text:span text:style-name="T3">additionalData</text:span> = <text:span text:style-name="T3">$additionalData</text:span>;</text:p>
      <text:p text:style-name="P5"/>
      <text:p text:style-name="P1"><text:span text:style-name="T7">if</text:span> (<text:span text:style-name="T4">isset</text:span>(<text:span text:style-name="T1">$this</text:span>-&gt;<text:span text:style-name="T3">additionalData</text:span>[<text:span text:style-name="T6">'chartOptions'</text:span>][<text:span text:style-name="T6">'round'</text:span>])) {</text:p>
      <text:p text:style-name="P1"><text:span text:style-name="T1">$this</text:span>-&gt;<text:span text:style-name="T3">options</text:span>[<text:span text:style-name="T6">'rounding'</text:span>] = <text:span text:style-name="T1">$this</text:span>-&gt;<text:span text:style-name="T3">additionalData</text:span>[<text:span text:style-name="T6">'chartOptions'</text:span>][<text:span text:style-name="T6">'round'</text:span>];</text:p>
      <text:p text:style-name="P1">} <text:span text:style-name="T7">elseif</text:span> (<text:span text:style-name="T4">isset</text:span>(<text:span text:style-name="T1">$this</text:span>-&gt;<text:span text:style-name="T3">additionalData</text:span>[<text:span text:style-name="T6">'chartDefaults'</text:span>][<text:span text:style-name="T6">'round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6">'rounding'</text:span>] = <text:span text:style-name="T1">$this</text:span>-&gt;<text:span text:style-name="T3">additionalData</text:span>[<text:span text:style-name="T6">'chartDefaults'</text:span>][<text:span text:style-name="T6">'round'</text:span>];</text:p>
      <text:p text:style-name="P1">}</text:p>
      <text:p text:style-name="P5"/>
      <text:p text:style-name="P1"><text:span text:style-name="T7">if</text:span> (<text:span text:style-name="T4">isset</text:span>(<text:span text:style-name="T1">$this</text:span>-&gt;<text:span text:style-name="T3">additionalData</text:span>[<text:span text:style-name="T6">'chartOptions'</text:span>][<text:span text:style-name="T6">'nvalue'</text:span>])) {</text:p>
      <text:p text:style-name="P1"><text:span text:style-name="T1">$this</text:span>-&gt;<text:span text:style-name="T3">options</text:span>[<text:span text:style-name="T6">'nvalue'</text:span>] = <text:span text:style-name="T1">$this</text:span>-&gt;<text:span text:style-name="T3">additionalData</text:span>[<text:span text:style-name="T6">'chartOptions'</text:span>][<text:span text:style-name="T6">'nvalue'</text:span>];</text:p>
      <text:p text:style-name="P1">} <text:span text:style-name="T7">elseif</text:span> (<text:span text:style-name="T4">isset</text:span>(<text:span text:style-name="T1">$this</text:span>-&gt;<text:span text:style-name="T3">additionalData</text:span>[<text:span text:style-name="T6">'chartDefaults'</text:span>][<text:span text:style-name="T6">'nvalue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6">'nvalue'</text:span>] = <text:span text:style-name="T1">$this</text:span>-&gt;<text:span text:style-name="T3">additionalData</text:span>[<text:span text:style-name="T6">'chartDefaults'</text:span>][<text:span text:style-name="T6">'nvalue'</text:span>];</text:p>
      <text:p text:style-name="P1">}</text:p>
      <text:p text:style-name="P5"/>
      <text:p text:style-name="P1"><text:span text:style-name="T1">$this</text:span>-&gt;<text:span text:style-name="T4">applyOption</text:span>(<text:span text:style-name="T6">'colour'</text:span>, <text:span text:style-name="T6">'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4">applyOption</text:span>(<text:span text:style-name="T6">'fontcolour'</text:span>, <text:span text:style-name="T6">'font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4">applyOption</text:span>(<text:span text:style-name="T6">'yaxismin'</text:span>, <text:span text:style-name="T6">'y-axismin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yaxismax'</text:span>, <text:span text:style-name="T6">'y-axismax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monthsBack'</text:span>, <text:span text:style-name="T6">'monthsBack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period'</text:span>, <text:span text:style-name="T6">'period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oft-page-break/><text:span text:style-name="T1">$this</text:span>-&gt;<text:span text:style-name="T4">applyOption</text:span>(<text:span text:style-name="T6">'paletteColors'</text:span>, <text:span text:style-name="T6">'paletteColo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headerbg'</text:span>, <text:span text:style-name="T6">'headerbg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headerfontcolor'</text:span>, <text:span text:style-name="T6">'headerfontcolor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q1DemographicUppercase'</text:span>, <text:span text:style-name="T6">'q1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customHeaders'</text:span>, <text:span text:style-name="T6">'customHeade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fontCase'</text:span>, <text:span text:style-name="T6">'font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5"/>
      <text:p text:style-name="P1"><text:span text:style-name="T3">$headers</text:span> = <text:span text:style-name="T4">array</text:span>();</text:p>
      <text:p text:style-name="P1"><text:span text:style-name="T3">$headerbg</text:span> = <text:span text:style-name="T6">""</text:span>;</text:p>
      <text:p text:style-name="P1"><text:span text:style-name="T3">$headerfontcolor</text:span> = <text:span text:style-name="T6">"#000000"</text:span>;</text:p>
      <text:p text:style-name="P1"><text:span text:style-name="T3">$q1DemographicUppercase</text:span> = <text:span text:style-name="T6">""</text:span>;</text:p>
      <text:p text:style-name="P1"><text:span text:style-name="T3">$q2DemographicUppercase</text:span> = <text:span text:style-name="T6">""</text:span>;</text:p>
      <text:p text:style-name="P1"><text:span text:style-name="T3">$q3DemographicUppercase</text:span> = <text:span text:style-name="T6">""</text:span>;</text:p>
      <text:p text:style-name="P1"><text:span text:style-name="T3">$class</text:span> = <text:span text:style-name="T6">''</text:span>;</text:p>
      <text:p text:style-name="P1"><text:span text:style-name="T3">$html</text:span> = <text:span text:style-name="T6">''</text:span>;</text:p>
      <text:p text:style-name="P5"/>
      <text:p text:style-name="P1"><text:span text:style-name="T3">$customHeadersArray</text:span> = [];</text:p>
      <text:p text:style-name="P1"><text:span text:style-name="T7">if</text:span> (<text:span text:style-name="T4">trim</text:span>(<text:span text:style-name="T1">$this</text:span>-&gt;<text:span text:style-name="T3">options</text:span>[<text:span text:style-name="T6">'customHeaders'</text:span>]) != <text:span text:style-name="T6">""</text:span>) {</text:p>
      <text:p text:style-name="P1"><text:span text:style-name="T3">$customHeadersArray</text:span> = <text:span text:style-name="T4">array_slice</text:span>(<text:span text:style-name="T4">explode</text:span>(<text:span text:style-name="T6">","</text:span>, <text:span text:style-name="T1">$this</text:span>-&gt;<text:span text:style-name="T3">options</text:span>[<text:span text:style-name="T6">'customHeaders'</text:span>]), <text:span text:style-name="T5">0</text:span>, <text:span text:style-name="T5">5</text:span>);</text:p>
      <text:p text:style-name="P1">}</text:p>
      <text:p text:style-name="P5"/>
      <text:p text:style-name="P1"><text:span text:style-name="T7">if</text:span> (<text:span text:style-name="T4">count</text:span>(<text:span text:style-name="T3">$customHeadersArray</text:span>) == <text:span text:style-name="T5">3</text:span>) {</text:p>
      <text:p text:style-name="P1"><text:span text:style-name="T3">$customHeadersArray</text:span>[] = <text:span text:style-name="T6">"Comment"</text:span>;</text:p>
      <text:p text:style-name="P1"><text:span text:style-name="T3">$customHeadersArray</text:span>[] = <text:span text:style-name="T6">"Q1 Score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6">'headerbg'</text:span>] != <text:span text:style-name="T6">""</text:span>) {</text:p>
      <text:p text:style-name="P1"><text:span text:style-name="T3">$headerbg</text:span> = <text:span text:style-name="T6">"bgcolor='"</text:span> . <text:span text:style-name="T1">$this</text:span>-&gt;<text:span text:style-name="T3">options</text:span>[<text:span text:style-name="T6">'headerbg'</text:span>] . <text:span text:style-name="T6">"'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6">'headerfontcolor'</text:span>] != <text:span text:style-name="T6">""</text:span>) {</text:p>
      <text:p text:style-name="P1"><text:span text:style-name="T3">$headerfontcolor</text:span> = <text:span text:style-name="T1">$this</text:span>-&gt;<text:span text:style-name="T3">options</text:span>[<text:span text:style-name="T6">'headerfontcolor'</text:span>];</text:p>
      <text:p text:style-name="P1">}</text:p>
      <text:p text:style-name="P1"><text:span text:style-name="T7">if</text:span> (<text:span text:style-name="T1">$this</text:span>-&gt;<text:span text:style-name="T3">options</text:span>[<text:span text:style-name="T6">'q1DemographicUppercase'</text:span>] != <text:span text:style-name="T6">"No"</text:span>) {</text:p>
      <text:p text:style-name="P1"><text:span text:style-name="T3">$q1DemographicUppercase</text:span> = <text:span text:style-name="T1">$this</text:span>-&gt;<text:span text:style-name="T3">options</text:span>[<text:span text:style-name="T6">'q1DemographicUppercase'</text:span>];</text:p>
      <text:p text:style-name="P1">}</text:p>
      <text:p text:style-name="P1"><text:span text:style-name="T3">$htmlheaders</text:span> = <text:span text:style-name="T4">array</text:span>();</text:p>
      <text:p text:style-name="P1"><text:span text:style-name="T3">$dataGrid</text:span> = <text:span text:style-name="T4">array</text:span>();</text:p>
      <text:p text:style-name="P1"><text:span text:style-name="T3">$headers_check</text:span> = <text:span text:style-name="T4">array</text:span>();</text:p>
      <text:p text:style-name="P1"><text:span text:style-name="T7">foreach</text:span> (<text:span text:style-name="T1">$this</text:span>-&gt;<text:span text:style-name="T3">additionalData</text:span>[<text:span text:style-name="T6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5">1</text:span>;</text:p>
      <text:p text:style-name="P1"><text:span text:style-name="T7">foreach</text:span> (<text:span text:style-name="T1">$this</text:span>-&gt;<text:span text:style-name="T3">additionalData</text:span>[<text:span text:style-name="T6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4">array_push</text:span>(<text:span text:style-name="T3">$headers_check</text:span>, <text:span text:style-name="T4">ucwords</text:span>(<text:span text:style-name="T3">$headersel</text:span>[<text:span text:style-name="T5">0</text:span>]));</text:p>
      <text:p text:style-name="P1">}</text:p>
      <text:p text:style-name="P1"><text:soft-page-break/>}</text:p>
      <text:p text:style-name="P1">}</text:p>
      <text:p text:style-name="P1"><text:span text:style-name="T3">$additional_headers</text:span> = <text:span text:style-name="T4">array</text:span>();</text:p>
      <text:p text:style-name="P1"><text:span text:style-name="T3">$additional_headers</text:span> = [<text:span text:style-name="T6">"Comment"</text:span>, <text:span text:style-name="T6">"Q1 Score"</text:span>,];</text:p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4">array_push</text:span>(<text:span text:style-name="T3">$headers_check</text:span>, <text:span text:style-name="T3">$value</text:span>);</text:p>
      <text:p text:style-name="P1">}</text:p>
      <text:p text:style-name="P1"><text:span text:style-name="T3">$dataGrid</text:span>[<text:span text:style-name="T6">'header'</text:span>] = <text:span text:style-name="T3">$headers_check</text:span>;</text:p>
      <text:p text:style-name="P1"><text:span text:style-name="T7">if</text:span> (<text:span text:style-name="T4">count</text:span>(<text:span text:style-name="T3">$headers_check</text:span>) != <text:span text:style-name="T5">5</text:span>) {</text:p>
      <text:p text:style-name="P1"><text:span text:style-name="T3">$dataGrid</text:span>[<text:span text:style-name="T6">'header'</text:span>] = <text:span text:style-name="T4">array</text:span>(<text:span text:style-name="T6">"Demographic"</text:span>, <text:span text:style-name="T6">"Freetext"</text:span>, <text:span text:style-name="T6">"Q1 Rating"</text:span>, <text:span text:style-name="T6">"Comment"</text:span>, <text:span text:style-name="T6">"Q1 Score"</text:span>);</text:p>
      <text:p text:style-name="P1">}</text:p>
      <text:p text:style-name="P5"/>
      <text:p text:style-name="P1"><text:span text:style-name="T7">if</text:span> (<text:span text:style-name="T4">count</text:span>(<text:span text:style-name="T3">$customHeadersArray</text:span>) &gt;= <text:span text:style-name="T5">4</text:span>) {</text:p>
      <text:p text:style-name="P1"><text:span text:style-name="T3">$customHeadersArray</text:span> = <text:span text:style-name="T4">array_pad</text:span>(<text:span text:style-name="T3">$customHeadersArray</text:span>, <text:span text:style-name="T5">5</text:span>, <text:span text:style-name="T6">""</text:span>);</text:p>
      <text:p text:style-name="P1"><text:span text:style-name="T3">$dataGrid</text:span>[<text:span text:style-name="T6">'header'</text:span>] = <text:span text:style-name="T3">$customHeadersArray</text:span>;</text:p>
      <text:p text:style-name="P1">}</text:p>
      <text:p text:style-name="P5"/>
      <text:p text:style-name="P1"><text:span text:style-name="T3">$html</text:span> .= <text:span text:style-name="T6">'&lt;div class="table-responsive"&gt;'</text:span>;</text:p>
      <text:p text:style-name="P1"><text:span text:style-name="T3">$html</text:span> .= <text:span text:style-name="T6">'&lt;table id="abChartTable-'</text:span> . <text:span text:style-name="T3">$analyticsChartID</text:span> . <text:span text:style-name="T6">'" class="table table-bordered table-hover table-green"&gt;'</text:span>;</text:p>
      <text:p text:style-name="P1"><text:span text:style-name="T3">$html</text:span> .= <text:span text:style-name="T6">'&lt;thead&gt;&lt;tr '</text:span> . <text:span text:style-name="T3">$headerbg</text:span> . <text:span text:style-name="T6">' &gt;'</text:span>;</text:p>
      <text:p text:style-name="P1"><text:span text:style-name="T7">foreach</text:span> (<text:span text:style-name="T3">$dataGrid</text:span>[<text:span text:style-name="T6">'header'</text:span>] as <text:span text:style-name="T3">$value</text:span>) {</text:p>
      <text:p text:style-name="P1"><text:span text:style-name="T3">$html</text:span> .= <text:span text:style-name="T6">'&lt;td&gt;&lt;b&gt;&lt;span style="color: '</text:span> . <text:span text:style-name="T3">$headerfontcolor</text:span> . <text:span text:style-name="T6">'"&gt;'</text:span> . <text:span text:style-name="T4">ucwords</text:span>(<text:span text:style-name="T3">$value</text:span>) . <text:span text:style-name="T6">'&lt;/span&gt;&lt;/b&gt;&lt;/td&gt;'</text:span>;</text:p>
      <text:p text:style-name="P1"><text:span text:style-name="T3">$dataGrid</text:span>[<text:span text:style-name="T6">"header"</text:span>][] = <text:span text:style-name="T4">ucwords</text:span>(<text:span text:style-name="T3">$value</text:span>);</text:p>
      <text:p text:style-name="P1">}</text:p>
      <text:p text:style-name="P1"><text:span text:style-name="T3">$html</text:span> .= <text:span text:style-name="T6">'&lt;/tr&gt;&lt;/thead&gt;&lt;tbody&gt;'</text:span>;</text:p>
      <text:p text:style-name="P5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pan text:style-name="T3">$data</text:span> = <text:span text:style-name="T4">array</text:span>();</text:p>
      <text:p text:style-name="P1"><text:span text:style-name="T3">$html</text:span> .= <text:span text:style-name="T6">'&lt;tr&gt;'</text:span>;</text:p>
      <text:p text:style-name="P1"><text:span text:style-name="T3">$demographics</text:span> = <text:span text:style-name="T4">explode</text:span>(<text:span text:style-name="T6">"##"</text:span>, <text:span text:style-name="T3">$key</text:span>);</text:p>
      <text:p text:style-name="P1"><text:span text:style-name="T7">foreach</text:span> (<text:span text:style-name="T3">$demographics</text:span> as <text:span text:style-name="T3">$pos</text:span> =&gt; <text:span text:style-name="T3">$text</text:span>) {</text:p>
      <text:p text:style-name="P1"><text:span text:style-name="T7">if</text:span> (!<text:span text:style-name="T4">empty</text:span>(<text:span text:style-name="T3">$text</text:span>)) {</text:p>
      <text:p text:style-name="P1"><text:span text:style-name="T7">if</text:span> (<text:span text:style-name="T3">$pos</text:span> != <text:span text:style-name="T5">3</text:span>) {</text:p>
      <text:p text:style-name="P1"><text:span text:style-name="T7">if</text:span> ((<text:span text:style-name="T3">$pos</text:span> == <text:span text:style-name="T5">0</text:span> &amp;&amp; <text:span text:style-name="T3">$q1DemographicUppercase</text:span> == <text:span text:style-name="T6">"Yes"</text:span>)) {</text:p>
      <text:p text:style-name="P1"><text:span text:style-name="T3">$html</text:span> .= <text:span text:style-name="T6">'&lt;td&gt;'</text:span> . <text:span text:style-name="T4">strtoupper</text:span>(<text:span text:style-name="T3">$text</text:span>) . <text:span text:style-name="T6">'&lt;/td&gt;'</text:span>;</text:p>
      <text:p text:style-name="P1"><text:span text:style-name="T3">$data</text:span>[] = <text:span text:style-name="T4">strtoupper</text:span>(<text:span text:style-name="T3">$text</text:span>);</text:p>
      <text:p text:style-name="P1">} <text:span text:style-name="T7">else</text:span> {</text:p>
      <text:p text:style-name="P1"><text:span text:style-name="T3">$label</text:span> = <text:span text:style-name="T3">$text</text:span>;</text:p>
      <text:p text:style-name="P1"><text:span text:style-name="T7">switch</text:span> (<text:span text:style-name="T1">$this</text:span>-&gt;<text:span text:style-name="T3">options</text:span>[<text:span text:style-name="T6">'fontCase'</text:span>]) {</text:p>
      <text:p text:style-name="P1"><text:span text:style-name="T7">case</text:span> <text:span text:style-name="T6">'Uppercase'</text:span>:</text:p>
      <text:p text:style-name="P1"><text:span text:style-name="T3">$html</text:span> .= <text:span text:style-name="T6">'&lt;td&gt;'</text:span> . <text:span text:style-name="T4">strtoupper</text:span>(<text:span text:style-name="T3">$label</text:span>) . <text:span text:style-name="T6">'&lt;/td&gt;'</text:span>;</text:p>
      <text:p text:style-name="P1"><text:span text:style-name="T7">break</text:span>;</text:p>
      <text:p text:style-name="P1"><text:span text:style-name="T7">case</text:span> <text:span text:style-name="T6">'Lowercase'</text:span>:</text:p>
      <text:p text:style-name="P1"><text:span text:style-name="T3">$html</text:span> .= <text:span text:style-name="T6">'&lt;td&gt;'</text:span> . <text:span text:style-name="T4">strtolower</text:span>(<text:span text:style-name="T3">$label</text:span>) . <text:span text:style-name="T6">'&lt;/td&gt;'</text:span>;</text:p>
      <text:p text:style-name="P1"><text:span text:style-name="T7">break</text:span>;</text:p>
      <text:p text:style-name="P1"><text:soft-page-break/><text:span text:style-name="T7">case</text:span> <text:span text:style-name="T6">'Sentence Case'</text:span>:</text:p>
      <text:p text:style-name="P1"><text:span text:style-name="T3">$html</text:span> .= <text:span text:style-name="T6">'&lt;td&gt;'</text:span> . <text:span text:style-name="T4">ucwords</text:span>(<text:span text:style-name="T3">$label</text:span>) . <text:span text:style-name="T6">'&lt;/td&gt;'</text:span>;</text:p>
      <text:p text:style-name="P1"><text:span text:style-name="T7">break</text:span>;</text:p>
      <text:p text:style-name="P1"><text:span text:style-name="T7">default</text:span>;</text:p>
      <text:p text:style-name="P1"><text:span text:style-name="T3">$html</text:span> .= <text:span text:style-name="T6">'&lt;td&gt;'</text:span> . <text:span text:style-name="T4">ucwords</text:span>(<text:span text:style-name="T3">$label</text:span>) . <text:span text:style-name="T6">'&lt;/td&gt;'</text:span>;</text:p>
      <text:p text:style-name="P1">}</text:p>
      <text:p text:style-name="P1"><text:span text:style-name="T3">$data</text:span>[] = <text:span text:style-name="T4">ucwords</text:span>(<text:span text:style-name="T3">$text</text:span>);</text:p>
      <text:p text:style-name="P1">}</text:p>
      <text:p text:style-name="P1">} <text:span text:style-name="T7">else</text:span> {</text:p>
      <text:p text:style-name="P1"><text:span text:style-name="T3">$html</text:span> .= <text:span text:style-name="T6">'&lt;td&gt;'</text:span> . <text:span text:style-name="T3">$text</text:span> . <text:span text:style-name="T6">'&lt;/td&gt;'</text:span>;</text:p>
      <text:p text:style-name="P1"><text:span text:style-name="T3">$data</text:span>[] = <text:span text:style-name="T3">$text</text:span>;</text:p>
      <text:p text:style-name="P1">}</text:p>
      <text:p text:style-name="P1">} <text:span text:style-name="T7">else</text:span> {</text:p>
      <text:p text:style-name="P1"><text:span text:style-name="T3">$html</text:span> .= <text:span text:style-name="T6">'&lt;td&gt;&amp;nbsp;&lt;/td&gt;'</text:span>;</text:p>
      <text:p text:style-name="P1"><text:span text:style-name="T3">$data</text:span>[] = <text:span text:style-name="T6">""</text:span>;</text:p>
      <text:p text:style-name="P1">}</text:p>
      <text:p text:style-name="P1">}</text:p>
      <text:p text:style-name="P1"><text:span text:style-name="T3">$html</text:span> .= <text:span text:style-name="T6">'&lt;/tr&gt;'</text:span>;</text:p>
      <text:p text:style-name="P1"><text:span text:style-name="T3">$dataGrid</text:span>[] = <text:span text:style-name="T3">$data</text:span>;</text:p>
      <text:p text:style-name="P1">}</text:p>
      <text:p text:style-name="P1"><text:span text:style-name="T3">$html</text:span> .= <text:span text:style-name="T6">'&lt;/tbody&gt;&lt;/table&gt;&lt;/div&gt;'</text:span>;</text:p>
      <text:p text:style-name="P1"><text:span text:style-name="T7">if</text:span> (<text:span text:style-name="T4">isset</text:span>(<text:span text:style-name="T3">$additionalData</text:span>[<text:span text:style-name="T6">'exportMode'</text:span>]) &amp;&amp; <text:span text:style-name="T3">$additionalData</text:span>[<text:span text:style-name="T6">'exportMode'</text:span>] == <text:span text:style-name="T6">'dataTable'</text:span>) {</text:p>
      <text:p text:style-name="P4">//return ($this-&gt;toHTMLTable($formattedArray));</text:p>
      <text:p text:style-name="P1"><text:span text:style-name="T7">return</text:span> <text:span text:style-name="T3">$dataGrid</text:span>;</text:p>
      <text:p text:style-name="P1">}</text:p>
      <text:p text:style-name="P1"><text:span text:style-name="T7">return</text:span> <text:span text:style-name="T3">$html</text:span>;</text:p>
      <text:p text:style-name="P5"/>
      <text:p text:style-name="P4">//return json_encode($this-&gt;toHTMLTable($formattedArray));</text:p>
      <text:p text:style-name="P4">//return ($this-&gt;toHTMLTable($formattedArray));</text:p>
      <text:p text:style-name="P1">}</text:p>
      <text:p text:style-name="P5"/>
      <text:p text:style-name="P1"><text:span text:style-name="T1">public</text:span> <text:span text:style-name="T1">function</text:span> <text:span text:style-name="T4">toHTMLTable</text:span>(<text:span text:style-name="T3">$formattedArray</text:span>)</text:p>
      <text:p text:style-name="P1">{</text:p>
      <text:p text:style-name="P1"><text:span text:style-name="T3">$dataGrid</text:span> = <text:span text:style-name="T4">array</text:span>();</text:p>
      <text:p text:style-name="P1"><text:span text:style-name="T3">$headers</text:span> = <text:span text:style-name="T4">array</text:span>();</text:p>
      <text:p text:style-name="P1"><text:span text:style-name="T3">$class</text:span> = <text:span text:style-name="T6">''</text:span>;</text:p>
      <text:p text:style-name="P5"/>
      <text:p text:style-name="P1"><text:span text:style-name="T3">$headers_check</text:span> = <text:span text:style-name="T4">array</text:span>();</text:p>
      <text:p text:style-name="P1"><text:span text:style-name="T7">foreach</text:span> (<text:span text:style-name="T1">$this</text:span>-&gt;<text:span text:style-name="T3">additionalData</text:span>[<text:span text:style-name="T6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5">1</text:span>;</text:p>
      <text:p text:style-name="P1"><text:span text:style-name="T7">foreach</text:span> (<text:span text:style-name="T1">$this</text:span>-&gt;<text:span text:style-name="T3">additionalData</text:span>[<text:span text:style-name="T6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4">array_push</text:span>(<text:span text:style-name="T3">$headers_check</text:span>, <text:span text:style-name="T4">ucwords</text:span>(<text:span text:style-name="T3">$headersel</text:span>[<text:span text:style-name="T5">0</text:span>]));</text:p>
      <text:p text:style-name="P1">}</text:p>
      <text:p text:style-name="P1">}</text:p>
      <text:p text:style-name="P1">}</text:p>
      <text:p text:style-name="P1"><text:span text:style-name="T3">$additional_headers</text:span> = <text:span text:style-name="T4">array</text:span>();</text:p>
      <text:p text:style-name="P1"><text:soft-page-break/><text:span text:style-name="T3">$additional_headers</text:span> = [<text:span text:style-name="T6">"Comment"</text:span>, <text:span text:style-name="T6">"Q1 Score"</text:span>, <text:span text:style-name="T6">"Q2 Score"</text:span>, <text:span text:style-name="T6">"Q3 Score"</text:span>];</text:p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4">array_push</text:span>(<text:span text:style-name="T3">$headers_check</text:span>, <text:span text:style-name="T3">$value</text:span>);</text:p>
      <text:p text:style-name="P1">}</text:p>
      <text:p text:style-name="P5"/>
      <text:p text:style-name="P1"><text:span text:style-name="T3">$dataGrid</text:span>[<text:span text:style-name="T6">'header'</text:span>] = <text:span text:style-name="T3">$headers_check</text:span>;</text:p>
      <text:p text:style-name="P5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pan text:style-name="T3">$demographics</text:span> = <text:span text:style-name="T4">explode</text:span>(<text:span text:style-name="T6">"##"</text:span>, <text:span text:style-name="T3">$key</text:span>);</text:p>
      <text:p text:style-name="P1"><text:span text:style-name="T3">$data</text:span> = <text:span text:style-name="T4">array</text:span>();</text:p>
      <text:p text:style-name="P5"/>
      <text:p text:style-name="P1"><text:span text:style-name="T7">foreach</text:span> (<text:span text:style-name="T3">$demographics</text:span> as <text:span text:style-name="T3">$demo</text:span>) {</text:p>
      <text:p text:style-name="P1"><text:span text:style-name="T3">$data</text:span>[] = <text:span text:style-name="T3">$demo</text:span>;</text:p>
      <text:p text:style-name="P1">}</text:p>
      <text:p text:style-name="P1"><text:span text:style-name="T3">$dataGrid</text:span>[] = <text:span text:style-name="T3">$data</text:span>;</text:p>
      <text:p text:style-name="P1">}</text:p>
      <text:p text:style-name="P1"><text:span text:style-name="T7">return</text:span> (<text:span text:style-name="T3">$dataGrid</text:span>);</text:p>
      <text:p text:style-name="P1">}</text:p>
      <text:p text:style-name="P1">}</text:p>
      <text:p text:style-name="P9"/>
      <text:p text:style-name="P3">&lt;?php</text:p>
      <text:p text:style-name="P1"><text:span text:style-name="T1">namespace</text:span> <text:span text:style-name="T2">App\Models\AnalyticsBuilder\chartModules\Verbatim_Grid</text:span>;</text:p>
      <text:p text:style-name="P5"/>
      <text:p text:style-name="P1"><text:span text:style-name="T1">use</text:span> App\Models\AnalyticsBuilder\chartModules\<text:span text:style-name="T2">ChartObject</text:span>;</text:p>
      <text:p text:style-name="P1"><text:span text:style-name="T1">use</text:span> App\Models\AnalyticsBuilder\<text:span text:style-name="T2">Participant</text:span>;</text:p>
      <text:p text:style-name="P1"><text:span text:style-name="T1">use</text:span> App\Models\AnalyticsBuilder\<text:span text:style-name="T2">QA</text:span>;</text:p>
      <text:p text:style-name="P1"><text:span text:style-name="T1">use</text:span> App\Models\AnalyticsBuilder\<text:span text:style-name="T2">Question</text:span>;</text:p>
      <text:p text:style-name="P1"><text:span text:style-name="T1">use</text:span> App\Models\AnalyticsBuilder\<text:span text:style-name="T2">GroupParam</text:span>;</text:p>
      <text:p text:style-name="P5"/>
      <text:p text:style-name="P1"><text:span text:style-name="T1">class</text:span> <text:span text:style-name="T2">VerbatimGrid</text:span> <text:span text:style-name="T1">extends</text:span> <text:span text:style-name="T2">ChartObject</text:span></text:p>
      <text:p text:style-name="P1">{</text:p>
      <text:p text:style-name="P1"><text:span text:style-name="T1">private</text:span> <text:span text:style-name="T3">$avgRating</text:span> = <text:span text:style-name="T4">array</text:span>();</text:p>
      <text:p text:style-name="P1"><text:span text:style-name="T1">private</text:span> <text:span text:style-name="T3">$sampleSize</text:span> = <text:span text:style-name="T4">array</text:span>();</text:p>
      <text:p text:style-name="P1"><text:span text:style-name="T1">private</text:span> <text:span text:style-name="T3">$avgRefArray</text:span> = <text:span text:style-name="T4">array</text:span>();</text:p>
      <text:p text:style-name="P1"><text:span text:style-name="T1">private</text:span> <text:span text:style-name="T3">$categories</text:span> = <text:span text:style-name="T4">array</text:span>();</text:p>
      <text:p text:style-name="P1"><text:span text:style-name="T1">private</text:span> <text:span text:style-name="T3">$totalRating</text:span> = <text:span text:style-name="T5">0</text:span>;</text:p>
      <text:p text:style-name="P1"><text:span text:style-name="T1">private</text:span> <text:span text:style-name="T3">$totalSampleSize</text:span> = <text:span text:style-name="T5">0</text:span>;</text:p>
      <text:p text:style-name="P1"><text:span text:style-name="T1">private</text:span> <text:span text:style-name="T3">$totalLowest</text:span> = <text:span text:style-name="T1">null</text:span>;</text:p>
      <text:p text:style-name="P1"><text:span text:style-name="T1">private</text:span> <text:span text:style-name="T3">$options</text:span> = <text:span text:style-name="T4">array</text:span>(<text:span text:style-name="T6">"rounding"</text:span> =&gt; <text:span text:style-name="T5">0</text:span>, <text:span text:style-name="T6">"colour"</text:span> =&gt; <text:span text:style-name="T6">""</text:span>, <text:span text:style-name="T6">"fontcolour"</text:span> =&gt; <text:span text:style-name="T6">""</text:span>, <text:span text:style-name="T6">"yaxismin"</text:span> =&gt; <text:span text:style-name="T5">0</text:span>, <text:span text:style-name="T6">"yaxismax"</text:span> =&gt; <text:span text:style-name="T5">10</text:span>, <text:span text:style-name="T6">"nvalue"</text:span> =&gt; <text:span text:style-name="T6">"Yes"</text:span>, <text:span text:style-name="T6">"monthsBack"</text:span> =&gt; <text:span text:style-name="T6">"All"</text:span>, <text:span text:style-name="T6">"period"</text:span> =&gt; <text:span text:style-name="T6">"months"</text:span></text:p>
      <text:p text:style-name="P1">, <text:span text:style-name="T6">"paletteColors"</text:span> =&gt; <text:span text:style-name="T6">""</text:span>,<text:span text:style-name="T6">"headerbg"</text:span>=&gt;<text:span text:style-name="T6">""</text:span>,<text:span text:style-name="T6">"headerfontcolor"</text:span>=&gt;<text:span text:style-name="T6">"#000000"</text:span>,<text:span text:style-name="T6">"q1DemographicUppercase"</text:span>=&gt;<text:span text:style-name="T6">"No"</text:span>,<text:span text:style-name="T6">"q2DemographicUppercase"</text:span>=&gt;<text:span text:style-name="T6">"No"</text:span>,<text:span text:style-name="T6">"q3DemographicUppercase"</text:span>=&gt;<text:span text:style-name="T6">"No"</text:span>,</text:p>
      <text:p text:style-name="P1"><text:span text:style-name="T6">"fontCase"</text:span> =&gt; <text:span text:style-name="T6">""</text:span>, <text:span text:style-name="T6">"customHeaders"</text:span> =&gt; <text:span text:style-name="T6">""</text:span>,);</text:p>
      <text:p text:style-name="P1"><text:span text:style-name="T1">private</text:span> <text:span text:style-name="T3">$additionalData</text:span> = <text:span text:style-name="T4">array</text:span>();</text:p>
      <text:p text:style-name="P1"><text:span text:style-name="T1">private</text:span> <text:span text:style-name="T3">$monthsSelection</text:span> = <text:span text:style-name="T4">array</text:span>();</text:p>
      <text:p text:style-name="P1"><text:span text:style-name="T1">private</text:span> <text:span text:style-name="T3">$sortedParent</text:span> = <text:span text:style-name="T4">array</text:span>();</text:p>
      <text:p text:style-name="P1"><text:soft-page-break/><text:span text:style-name="T1">private</text:span> <text:span text:style-name="T3">$sortedChild</text:span> = <text:span text:style-name="T4">array</text:span>();</text:p>
      <text:p text:style-name="P1"><text:span text:style-name="T1">private</text:span> <text:span text:style-name="T3">$lowestRating</text:span> = <text:span text:style-name="T4">array</text:span>();</text:p>
      <text:p text:style-name="P1"><text:span text:style-name="T1">private</text:span> <text:span text:style-name="T3">$mainCategoryRating</text:span> = <text:span text:style-name="T4">array</text:span>();</text:p>
      <text:p text:style-name="P1"><text:span text:style-name="T1">private</text:span> <text:span text:style-name="T3">$mainCategorySampleSize</text:span> = <text:span text:style-name="T4">array</text:span>();</text:p>
      <text:p text:style-name="P1"><text:span text:style-name="T1">private</text:span> <text:span text:style-name="T3">$mainCategoryLowest</text:span> = <text:span text:style-name="T4">array</text:span>();</text:p>
      <text:p text:style-name="P1"><text:span text:style-name="T1">private</text:span> <text:span text:style-name="T3">$questions</text:span> = <text:span text:style-name="T4">array</text:span>();</text:p>
      <text:p text:style-name="P1"><text:span text:style-name="T1">private</text:span> <text:span text:style-name="T3">$results</text:span> = <text:span text:style-name="T4">array</text:span>();</text:p>
      <text:p text:style-name="P5"/>
      <text:p text:style-name="P1"><text:span text:style-name="T1">public</text:span> <text:span text:style-name="T1">function</text:span> <text:span text:style-name="T4">toJSON</text:span>(<text:span text:style-name="T3">$analyticsChartID</text:span>,<text:span text:style-name="T3"> $formattedArray</text:span>,<text:span text:style-name="T3"> $caption</text:span>,<text:span text:style-name="T3"> $dataItems</text:span>,<text:span text:style-name="T3"> $switch</text:span> = <text:span text:style-name="T1">false</text:span>,<text:span text:style-name="T3"> $additionalData</text:span> = <text:span text:style-name="T4">array</text:span>())</text:p>
      <text:p text:style-name="P1">{</text:p>
      <text:p text:style-name="P1"><text:span text:style-name="T1">$this</text:span>-&gt;<text:span text:style-name="T3">additionalData</text:span> = <text:span text:style-name="T3">$additionalData</text:span>;</text:p>
      <text:p text:style-name="P5"/>
      <text:p text:style-name="P1"><text:span text:style-name="T7">if</text:span> (<text:span text:style-name="T4">isset</text:span>(<text:span text:style-name="T1">$this</text:span>-&gt;<text:span text:style-name="T3">additionalData</text:span>[<text:span text:style-name="T6">'chartOptions'</text:span>][<text:span text:style-name="T6">'round'</text:span>])) {</text:p>
      <text:p text:style-name="P1"><text:span text:style-name="T1">$this</text:span>-&gt;<text:span text:style-name="T3">options</text:span>[<text:span text:style-name="T6">'rounding'</text:span>] = <text:span text:style-name="T1">$this</text:span>-&gt;<text:span text:style-name="T3">additionalData</text:span>[<text:span text:style-name="T6">'chartOptions'</text:span>][<text:span text:style-name="T6">'round'</text:span>];</text:p>
      <text:p text:style-name="P1">} <text:span text:style-name="T7">elseif</text:span> (<text:span text:style-name="T4">isset</text:span>(<text:span text:style-name="T1">$this</text:span>-&gt;<text:span text:style-name="T3">additionalData</text:span>[<text:span text:style-name="T6">'chartDefaults'</text:span>][<text:span text:style-name="T6">'round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6">'rounding'</text:span>] = <text:span text:style-name="T1">$this</text:span>-&gt;<text:span text:style-name="T3">additionalData</text:span>[<text:span text:style-name="T6">'chartDefaults'</text:span>][<text:span text:style-name="T6">'round'</text:span>];</text:p>
      <text:p text:style-name="P1">}</text:p>
      <text:p text:style-name="P5"/>
      <text:p text:style-name="P1"><text:span text:style-name="T7">if</text:span> (<text:span text:style-name="T4">isset</text:span>(<text:span text:style-name="T1">$this</text:span>-&gt;<text:span text:style-name="T3">additionalData</text:span>[<text:span text:style-name="T6">'chartOptions'</text:span>][<text:span text:style-name="T6">'nvalue'</text:span>])) {</text:p>
      <text:p text:style-name="P1"><text:span text:style-name="T1">$this</text:span>-&gt;<text:span text:style-name="T3">options</text:span>[<text:span text:style-name="T6">'nvalue'</text:span>] = <text:span text:style-name="T1">$this</text:span>-&gt;<text:span text:style-name="T3">additionalData</text:span>[<text:span text:style-name="T6">'chartOptions'</text:span>][<text:span text:style-name="T6">'nvalue'</text:span>];</text:p>
      <text:p text:style-name="P1">} <text:span text:style-name="T7">elseif</text:span> (<text:span text:style-name="T4">isset</text:span>(<text:span text:style-name="T1">$this</text:span>-&gt;<text:span text:style-name="T3">additionalData</text:span>[<text:span text:style-name="T6">'chartDefaults'</text:span>][<text:span text:style-name="T6">'nvalue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6">'nvalue'</text:span>] = <text:span text:style-name="T1">$this</text:span>-&gt;<text:span text:style-name="T3">additionalData</text:span>[<text:span text:style-name="T6">'chartDefaults'</text:span>][<text:span text:style-name="T6">'nvalue'</text:span>];</text:p>
      <text:p text:style-name="P1">}</text:p>
      <text:p text:style-name="P1"><text:span text:style-name="T1">$this</text:span>-&gt;<text:span text:style-name="T4">applyOption</text:span>(<text:span text:style-name="T6">'fontCase'</text:span>, <text:span text:style-name="T6">'font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colour'</text:span>, <text:span text:style-name="T6">'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4">applyOption</text:span>(<text:span text:style-name="T6">'fontcolour'</text:span>, <text:span text:style-name="T6">'font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4">applyOption</text:span>(<text:span text:style-name="T6">'yaxismin'</text:span>, <text:span text:style-name="T6">'y-axismin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yaxismax'</text:span>, <text:span text:style-name="T6">'y-axismax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monthsBack'</text:span>, <text:span text:style-name="T6">'monthsBack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period'</text:span>, <text:span text:style-name="T6">'period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paletteColors'</text:span>, <text:span text:style-name="T6">'paletteColo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headerbg'</text:span>, <text:span text:style-name="T6">'headerbg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headerfontcolor'</text:span>, <text:span text:style-name="T6">'headerfontcolor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q1DemographicUppercase'</text:span>, <text:span text:style-name="T6">'q1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q2DemographicUppercase'</text:span>, <text:span text:style-name="T6">'q2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q3DemographicUppercase'</text:span>, <text:span text:style-name="T6">'q3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customHeaders'</text:span>, <text:span text:style-name="T6">'customHeade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oft-page-break/><text:span text:style-name="T3">$headers</text:span> = <text:span text:style-name="T4">array</text:span>();</text:p>
      <text:p text:style-name="P1"><text:span text:style-name="T3">$headerbg</text:span> = <text:span text:style-name="T6">""</text:span>;</text:p>
      <text:p text:style-name="P1"><text:span text:style-name="T3">$headerfontcolor</text:span> = <text:span text:style-name="T6">"#000000"</text:span>;</text:p>
      <text:p text:style-name="P1"><text:span text:style-name="T3">$q1DemographicUppercase</text:span> = <text:span text:style-name="T6">""</text:span>;</text:p>
      <text:p text:style-name="P1"><text:span text:style-name="T3">$q2DemographicUppercase</text:span> = <text:span text:style-name="T6">""</text:span>;</text:p>
      <text:p text:style-name="P1"><text:span text:style-name="T3">$q3DemographicUppercase</text:span> = <text:span text:style-name="T6">""</text:span>;</text:p>
      <text:p text:style-name="P1"><text:span text:style-name="T3">$class</text:span> = <text:span text:style-name="T6">''</text:span>;</text:p>
      <text:p text:style-name="P1"><text:span text:style-name="T3">$html</text:span> = <text:span text:style-name="T6">''</text:span>;</text:p>
      <text:p text:style-name="P1"><text:span text:style-name="T3">$customHeadersArray</text:span> = [];</text:p>
      <text:p text:style-name="P1"><text:span text:style-name="T7">if</text:span> (<text:span text:style-name="T4">trim</text:span>(<text:span text:style-name="T1">$this</text:span>-&gt;<text:span text:style-name="T3">options</text:span>[<text:span text:style-name="T6">'customHeaders'</text:span>]) != <text:span text:style-name="T6">""</text:span>) {</text:p>
      <text:p text:style-name="P1"><text:span text:style-name="T3">$customHeadersArray</text:span> = <text:span text:style-name="T4">array_slice</text:span>(<text:span text:style-name="T4">explode</text:span>(<text:span text:style-name="T6">","</text:span>, <text:span text:style-name="T1">$this</text:span>-&gt;<text:span text:style-name="T3">options</text:span>[<text:span text:style-name="T6">'customHeaders'</text:span>]), <text:span text:style-name="T5">0</text:span>, <text:span text:style-name="T5">11</text:span>);</text:p>
      <text:p text:style-name="P1">}</text:p>
      <text:p text:style-name="P5"/>
      <text:p text:style-name="P1"><text:span text:style-name="T7">if</text:span> (<text:span text:style-name="T4">count</text:span>(<text:span text:style-name="T3">$customHeadersArray</text:span>) == <text:span text:style-name="T5">7</text:span>) {</text:p>
      <text:p text:style-name="P1"><text:span text:style-name="T3">$customHeadersArray</text:span>[] = <text:span text:style-name="T6">"Comment"</text:span>;</text:p>
      <text:p text:style-name="P1"><text:span text:style-name="T3">$customHeadersArray</text:span>[] = <text:span text:style-name="T6">"Q1 Score"</text:span>;</text:p>
      <text:p text:style-name="P1"><text:span text:style-name="T3">$customHeadersArray</text:span>[] = <text:span text:style-name="T6">"Q2 Score"</text:span>;</text:p>
      <text:p text:style-name="P1"><text:span text:style-name="T3">$customHeadersArray</text:span>[] = <text:span text:style-name="T6">"Q3 Score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6">'headerbg'</text:span>] != <text:span text:style-name="T6">""</text:span>) {</text:p>
      <text:p text:style-name="P1"><text:span text:style-name="T3">$headerbg</text:span> = <text:span text:style-name="T6">"bgcolor='"</text:span>.<text:span text:style-name="T1">$this</text:span>-&gt;<text:span text:style-name="T3">options</text:span>[<text:span text:style-name="T6">'headerbg'</text:span>].<text:span text:style-name="T6">"'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6">'headerfontcolor'</text:span>] != <text:span text:style-name="T6">""</text:span>) {</text:p>
      <text:p text:style-name="P1"><text:span text:style-name="T3">$headerfontcolor</text:span> = <text:span text:style-name="T1">$this</text:span>-&gt;<text:span text:style-name="T3">options</text:span>[<text:span text:style-name="T6">'headerfontcolor'</text:span>];</text:p>
      <text:p text:style-name="P1">}</text:p>
      <text:p text:style-name="P1"><text:span text:style-name="T7">if</text:span> (<text:span text:style-name="T1">$this</text:span>-&gt;<text:span text:style-name="T3">options</text:span>[<text:span text:style-name="T6">'q1DemographicUppercase'</text:span>] != <text:span text:style-name="T6">"No"</text:span>) {</text:p>
      <text:p text:style-name="P1"><text:span text:style-name="T3">$q1DemographicUppercase</text:span> = <text:span text:style-name="T1">$this</text:span>-&gt;<text:span text:style-name="T3">options</text:span>[<text:span text:style-name="T6">'q1DemographicUppercase'</text:span>];</text:p>
      <text:p text:style-name="P1">}</text:p>
      <text:p text:style-name="P1"><text:span text:style-name="T7">if</text:span> (<text:span text:style-name="T1">$this</text:span>-&gt;<text:span text:style-name="T3">options</text:span>[<text:span text:style-name="T6">'q2DemographicUppercase'</text:span>] != <text:span text:style-name="T6">"No"</text:span>) {</text:p>
      <text:p text:style-name="P1"><text:span text:style-name="T3">$q2DemographicUppercase</text:span> = <text:span text:style-name="T1">$this</text:span>-&gt;<text:span text:style-name="T3">options</text:span>[<text:span text:style-name="T6">'q2DemographicUppercase'</text:span>];</text:p>
      <text:p text:style-name="P1">;</text:p>
      <text:p text:style-name="P1">}</text:p>
      <text:p text:style-name="P1"><text:span text:style-name="T7">if</text:span> (<text:span text:style-name="T1">$this</text:span>-&gt;<text:span text:style-name="T3">options</text:span>[<text:span text:style-name="T6">'q3DemographicUppercase'</text:span>] != <text:span text:style-name="T6">"No"</text:span>) {</text:p>
      <text:p text:style-name="P1"><text:span text:style-name="T3">$q3DemographicUppercase</text:span> = <text:span text:style-name="T1">$this</text:span>-&gt;<text:span text:style-name="T3">options</text:span>[<text:span text:style-name="T6">'q3DemographicUppercase'</text:span>];</text:p>
      <text:p text:style-name="P1">}</text:p>
      <text:p text:style-name="P1"><text:span text:style-name="T3">$htmlheaders</text:span> = <text:span text:style-name="T4">array</text:span>();</text:p>
      <text:p text:style-name="P1"><text:span text:style-name="T3">$dataGrid</text:span> = <text:span text:style-name="T4">array</text:span>();</text:p>
      <text:p text:style-name="P1"><text:span text:style-name="T3">$headers_check</text:span> = <text:span text:style-name="T4">array</text:span>();</text:p>
      <text:p text:style-name="P1"><text:span text:style-name="T7">foreach</text:span> (<text:span text:style-name="T1">$this</text:span>-&gt;<text:span text:style-name="T3">additionalData</text:span>[<text:span text:style-name="T6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5">1</text:span>;</text:p>
      <text:p text:style-name="P1"><text:span text:style-name="T7">foreach</text:span> (<text:span text:style-name="T1">$this</text:span>-&gt;<text:span text:style-name="T3">additionalData</text:span>[<text:span text:style-name="T6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4">array_push</text:span>(<text:span text:style-name="T3">$headers_check</text:span>, <text:span text:style-name="T4">ucwords</text:span>(<text:span text:style-name="T3">$headersel</text:span>[<text:span text:style-name="T5">0</text:span>]));</text:p>
      <text:p text:style-name="P1">}</text:p>
      <text:p text:style-name="P1">}</text:p>
      <text:p text:style-name="P1">}</text:p>
      <text:p text:style-name="P1"><text:span text:style-name="T3">$additional_headers</text:span> = <text:span text:style-name="T4">array</text:span>();</text:p>
      <text:p text:style-name="P1"><text:soft-page-break/><text:span text:style-name="T3">$additional_headers</text:span> = [<text:span text:style-name="T6">"Comment"</text:span>, <text:span text:style-name="T6">"Q1 Score"</text:span>, <text:span text:style-name="T6">"Q2 Score"</text:span>, <text:span text:style-name="T6">"Q3 Score"</text:span>];</text:p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4">array_push</text:span>(<text:span text:style-name="T3">$headers_check</text:span>, <text:span text:style-name="T3">$value</text:span>);</text:p>
      <text:p text:style-name="P1">}</text:p>
      <text:p text:style-name="P5"/>
      <text:p text:style-name="P1"><text:span text:style-name="T3">$dataGrid</text:span>[<text:span text:style-name="T6">'header'</text:span>] = <text:span text:style-name="T3">$headers_check</text:span>;</text:p>
      <text:p text:style-name="P5"/>
      <text:p text:style-name="P1"><text:span text:style-name="T7">if</text:span> (<text:span text:style-name="T4">count</text:span>(<text:span text:style-name="T3">$headers_check</text:span>) != <text:span text:style-name="T5">11</text:span>) {</text:p>
      <text:p text:style-name="P1"><text:span text:style-name="T3">$dataGrid</text:span>[<text:span text:style-name="T6">'header'</text:span>] = <text:span text:style-name="T4">array</text:span>(<text:span text:style-name="T6">"Demographic Q1"</text:span>, <text:span text:style-name="T6">"Demographic Q2"</text:span>, <text:span text:style-name="T6">"Demographic Q3"</text:span>, <text:span text:style-name="T6">"Freetext"</text:span>, <text:span text:style-name="T6">"Q1 Rating"</text:span>, <text:span text:style-name="T6">"Q2 Rating"</text:span>, <text:span text:style-name="T6">"Q3 Rating"</text:span>, <text:span text:style-name="T6">"Comment"</text:span>, <text:span text:style-name="T6">"Q1 Score"</text:span>, <text:span text:style-name="T6">"Q2 Score"</text:span>, <text:span text:style-name="T6">"Q2 Score"</text:span>);</text:p>
      <text:p text:style-name="P1">}</text:p>
      <text:p text:style-name="P5"/>
      <text:p text:style-name="P1"><text:span text:style-name="T7">if</text:span> (<text:span text:style-name="T4">count</text:span>(<text:span text:style-name="T3">$customHeadersArray</text:span>) &gt;= <text:span text:style-name="T5">10</text:span>) {</text:p>
      <text:p text:style-name="P1"><text:span text:style-name="T3">$customHeadersArray</text:span> = <text:span text:style-name="T4">array_pad</text:span>(<text:span text:style-name="T3">$customHeadersArray</text:span>, <text:span text:style-name="T5">11</text:span>, <text:span text:style-name="T6">""</text:span>);</text:p>
      <text:p text:style-name="P1"><text:span text:style-name="T3">$dataGrid</text:span>[<text:span text:style-name="T6">'header'</text:span>] = <text:span text:style-name="T3">$customHeadersArray</text:span>;</text:p>
      <text:p text:style-name="P1">}</text:p>
      <text:p text:style-name="P1"><text:span text:style-name="T3">$html</text:span> .= <text:span text:style-name="T6">'&lt;div class="table-responsive"&gt;'</text:span>;</text:p>
      <text:p text:style-name="P1"><text:span text:style-name="T3">$html</text:span> .= <text:span text:style-name="T6">'&lt;table id="abChartTable-'</text:span>.<text:span text:style-name="T3">$analyticsChartID</text:span>.<text:span text:style-name="T6">'" class="table table-bordered table-hover table-green"&gt;'</text:span>;</text:p>
      <text:p text:style-name="P1"><text:span text:style-name="T3">$html</text:span> .= <text:span text:style-name="T6">'&lt;thead&gt;&lt;tr '</text:span>.<text:span text:style-name="T3">$headerbg</text:span>.<text:span text:style-name="T6">' &gt;'</text:span>;</text:p>
      <text:p text:style-name="P1"><text:span text:style-name="T7">foreach</text:span> (<text:span text:style-name="T3">$htmlheaders</text:span> as <text:span text:style-name="T3">$value</text:span>) {</text:p>
      <text:p text:style-name="P1"><text:span text:style-name="T3">$html</text:span> .= <text:span text:style-name="T6">'&lt;td&gt;&lt;b&gt;&lt;span style="color: '</text:span>.<text:span text:style-name="T3">$headerfontcolor</text:span>.<text:span text:style-name="T6">'"&gt;'</text:span>.<text:span text:style-name="T1">$this</text:span>-&gt;<text:span text:style-name="T4">stringCase</text:span>(<text:span text:style-name="T3">$value</text:span>, <text:span text:style-name="T1">$this</text:span>-&gt;<text:span text:style-name="T3">options</text:span>[<text:span text:style-name="T6">'fontCase'</text:span>]).<text:span text:style-name="T6">'&lt;/span&gt;&lt;/b&gt;&lt;/td&gt;'</text:span>;</text:p>
      <text:p text:style-name="P1"><text:span text:style-name="T3">$dataGrid</text:span>[<text:span text:style-name="T6">"header"</text:span>][] = <text:span text:style-name="T1">$this</text:span>-&gt;<text:span text:style-name="T4">stringCase</text:span>(<text:span text:style-name="T3">$value</text:span>, <text:span text:style-name="T1">$this</text:span>-&gt;<text:span text:style-name="T3">options</text:span>[<text:span text:style-name="T6">'fontCase'</text:span>]);</text:p>
      <text:p text:style-name="P1">}</text:p>
      <text:p text:style-name="P1"><text:span text:style-name="T3">$html</text:span> .= <text:span text:style-name="T6">'&lt;/tr&gt;&lt;/thead&gt;&lt;tbody&gt;'</text:span>;</text:p>
      <text:p text:style-name="P5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pan text:style-name="T3">$data</text:span> = <text:span text:style-name="T4">array</text:span>();</text:p>
      <text:p text:style-name="P1"><text:span text:style-name="T3">$html</text:span> .= <text:span text:style-name="T6">'&lt;tr&gt;'</text:span>;</text:p>
      <text:p text:style-name="P1"><text:span text:style-name="T3">$demographics</text:span> = <text:span text:style-name="T4">explode</text:span>(<text:span text:style-name="T6">"##"</text:span>, <text:span text:style-name="T3">$key</text:span>);</text:p>
      <text:p text:style-name="P1"><text:span text:style-name="T7">foreach</text:span> (<text:span text:style-name="T3">$demographics</text:span> as <text:span text:style-name="T3">$pos</text:span> =&gt; <text:span text:style-name="T3">$text</text:span>) {</text:p>
      <text:p text:style-name="P1"><text:span text:style-name="T7">if</text:span> (!<text:span text:style-name="T4">empty</text:span>(<text:span text:style-name="T3">$text</text:span>)) {</text:p>
      <text:p text:style-name="P1"><text:span text:style-name="T7">if</text:span> (<text:span text:style-name="T3">$pos</text:span> != <text:span text:style-name="T5">3</text:span>) {</text:p>
      <text:p text:style-name="P1"><text:span text:style-name="T7">if</text:span> ((<text:span text:style-name="T3">$pos</text:span> == <text:span text:style-name="T5">0</text:span> &amp;&amp; <text:span text:style-name="T3">$q1DemographicUppercase</text:span> ==<text:span text:style-name="T6">"Yes"</text:span>) || (<text:span text:style-name="T3">$pos</text:span> == <text:span text:style-name="T5">1</text:span> &amp;&amp; <text:span text:style-name="T3">$q2DemographicUppercase</text:span> ==<text:span text:style-name="T6">"Yes"</text:span>) || (<text:span text:style-name="T3">$pos</text:span> == <text:span text:style-name="T5">2</text:span> &amp;&amp; <text:span text:style-name="T3">$q3DemographicUppercase</text:span> ==<text:span text:style-name="T6">"Yes"</text:span>)) {</text:p>
      <text:p text:style-name="P1"><text:span text:style-name="T3">$html</text:span> .= <text:span text:style-name="T6">'&lt;td&gt;'</text:span>.<text:span text:style-name="T4">strtoupper</text:span>(<text:span text:style-name="T3">$text</text:span>).<text:span text:style-name="T6">'&lt;/td&gt;'</text:span>;</text:p>
      <text:p text:style-name="P1"><text:span text:style-name="T3">$data</text:span>[] = <text:span text:style-name="T4">strtoupper</text:span>(<text:span text:style-name="T3">$text</text:span>);</text:p>
      <text:p text:style-name="P1">} <text:span text:style-name="T7">else</text:span> {</text:p>
      <text:p text:style-name="P1"><text:span text:style-name="T3">$html</text:span> .= <text:span text:style-name="T6">'&lt;td&gt;'</text:span>.<text:span text:style-name="T1">$this</text:span>-&gt;<text:span text:style-name="T4">stringCase</text:span>(<text:span text:style-name="T3">$text</text:span>, <text:span text:style-name="T1">$this</text:span>-&gt;<text:span text:style-name="T3">options</text:span>[<text:span text:style-name="T6">'fontCase'</text:span>]).<text:span text:style-name="T6">'&lt;/td&gt;'</text:span>;</text:p>
      <text:p text:style-name="P1"><text:span text:style-name="T3">$data</text:span>[] = <text:span text:style-name="T1">$this</text:span>-&gt;<text:span text:style-name="T4">stringCase</text:span>(<text:span text:style-name="T3">$text</text:span>, <text:span text:style-name="T1">$this</text:span>-&gt;<text:span text:style-name="T3">options</text:span>[<text:span text:style-name="T6">'fontCase'</text:span>]);</text:p>
      <text:p text:style-name="P1">}</text:p>
      <text:p text:style-name="P1">} <text:span text:style-name="T7">else</text:span> {</text:p>
      <text:p text:style-name="P1"><text:span text:style-name="T3">$html</text:span> .= <text:span text:style-name="T6">'&lt;td&gt;'</text:span>.<text:span text:style-name="T3">$text</text:span>.<text:span text:style-name="T6">'&lt;/td&gt;'</text:span>;</text:p>
      <text:p text:style-name="P1"><text:span text:style-name="T3">$data</text:span>[] = <text:span text:style-name="T3">$text</text:span>;</text:p>
      <text:p text:style-name="P1">}</text:p>
      <text:p text:style-name="P1"><text:soft-page-break/>} <text:span text:style-name="T7">else</text:span> {</text:p>
      <text:p text:style-name="P1"><text:span text:style-name="T3">$html</text:span> .= <text:span text:style-name="T6">'&lt;td&gt;&amp;nbsp;&lt;/td&gt;'</text:span>;</text:p>
      <text:p text:style-name="P1"><text:span text:style-name="T3">$data</text:span>[] = <text:span text:style-name="T6">""</text:span>;</text:p>
      <text:p text:style-name="P1">}</text:p>
      <text:p text:style-name="P1">}</text:p>
      <text:p text:style-name="P1"><text:span text:style-name="T3">$html</text:span> .=<text:span text:style-name="T6">'&lt;/tr&gt;'</text:span>;</text:p>
      <text:p text:style-name="P1"><text:span text:style-name="T3">$dataGrid</text:span>[] = <text:span text:style-name="T3">$data</text:span>;</text:p>
      <text:p text:style-name="P1">}</text:p>
      <text:p text:style-name="P1"><text:span text:style-name="T3">$html</text:span> .= <text:span text:style-name="T6">'&lt;/tbody&gt;&lt;/table&gt;&lt;/div&gt;'</text:span>;</text:p>
      <text:p text:style-name="P1"><text:span text:style-name="T7">if</text:span> (<text:span text:style-name="T4">isset</text:span>(<text:span text:style-name="T3">$additionalData</text:span>[<text:span text:style-name="T6">'exportMode'</text:span>]) &amp;&amp; <text:span text:style-name="T3">$additionalData</text:span>[<text:span text:style-name="T6">'exportMode'</text:span>] == <text:span text:style-name="T6">'dataTable'</text:span>) {</text:p>
      <text:p text:style-name="P4">//return ($this-&gt;toHTMLTable($formattedArray));</text:p>
      <text:p text:style-name="P1"><text:span text:style-name="T7">return</text:span> <text:span text:style-name="T3">$dataGrid</text:span>;</text:p>
      <text:p text:style-name="P1">}</text:p>
      <text:p text:style-name="P1"><text:span text:style-name="T7">return</text:span> <text:span text:style-name="T3">$html</text:span>;</text:p>
      <text:p text:style-name="P8"/>
      <text:p text:style-name="P8"/>
      <text:p text:style-name="P4">//return json_encode($this-&gt;toHTMLTable($formattedArray));</text:p>
      <text:p text:style-name="P4">//return ($this-&gt;toHTMLTable($formattedArray));</text:p>
      <text:p text:style-name="P1">}</text:p>
      <text:p text:style-name="P5"/>
      <text:p text:style-name="P1"><text:span text:style-name="T1">public</text:span> <text:span text:style-name="T1">function</text:span> <text:span text:style-name="T4">toHTMLTable</text:span>(<text:span text:style-name="T3">$formattedArray</text:span>)</text:p>
      <text:p text:style-name="P1">{</text:p>
      <text:p text:style-name="P1"><text:span text:style-name="T3">$dataGrid</text:span> = <text:span text:style-name="T4">array</text:span>();</text:p>
      <text:p text:style-name="P1"><text:span text:style-name="T3">$headers</text:span> = <text:span text:style-name="T4">array</text:span>();</text:p>
      <text:p text:style-name="P1"><text:span text:style-name="T3">$class</text:span> = <text:span text:style-name="T6">''</text:span>;</text:p>
      <text:p text:style-name="P5"/>
      <text:p text:style-name="P1"><text:span text:style-name="T3">$headers_check</text:span> = <text:span text:style-name="T4">array</text:span>();</text:p>
      <text:p text:style-name="P1"><text:span text:style-name="T7">foreach</text:span> (<text:span text:style-name="T1">$this</text:span>-&gt;<text:span text:style-name="T3">additionalData</text:span>[<text:span text:style-name="T6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5">1</text:span>;</text:p>
      <text:p text:style-name="P1"><text:span text:style-name="T7">foreach</text:span> (<text:span text:style-name="T1">$this</text:span>-&gt;<text:span text:style-name="T3">additionalData</text:span>[<text:span text:style-name="T6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4">array_push</text:span>(<text:span text:style-name="T3">$headers_check</text:span>, <text:span text:style-name="T4">ucwords</text:span>(<text:span text:style-name="T3">$headersel</text:span>[<text:span text:style-name="T5">0</text:span>]));</text:p>
      <text:p text:style-name="P1">}</text:p>
      <text:p text:style-name="P1">}</text:p>
      <text:p text:style-name="P1">}</text:p>
      <text:p text:style-name="P1"><text:span text:style-name="T3">$additional_headers</text:span> = <text:span text:style-name="T4">array</text:span>();</text:p>
      <text:p text:style-name="P1"><text:span text:style-name="T3">$additional_headers</text:span> = [<text:span text:style-name="T6">"Comment"</text:span>, <text:span text:style-name="T6">"Q1 Score"</text:span>, <text:span text:style-name="T6">"Q2 Score"</text:span>, <text:span text:style-name="T6">"Q3 Score"</text:span>];</text:p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4">array_push</text:span>(<text:span text:style-name="T3">$headers_check</text:span>, <text:span text:style-name="T3">$value</text:span>);</text:p>
      <text:p text:style-name="P1">}</text:p>
      <text:p text:style-name="P5"/>
      <text:p text:style-name="P1"><text:span text:style-name="T3">$dataGrid</text:span>[<text:span text:style-name="T6">'header'</text:span>] = <text:span text:style-name="T3">$headers_check</text:span>;</text:p>
      <text:p text:style-name="P5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pan text:style-name="T3">$demographics</text:span> = <text:span text:style-name="T4">explode</text:span>(<text:span text:style-name="T6">"##"</text:span>, <text:span text:style-name="T3">$key</text:span>);</text:p>
      <text:p text:style-name="P1"><text:soft-page-break/><text:span text:style-name="T3">$data</text:span> = <text:span text:style-name="T4">array</text:span>();</text:p>
      <text:p text:style-name="P5"/>
      <text:p text:style-name="P1"><text:span text:style-name="T7">foreach</text:span> (<text:span text:style-name="T3">$demographics</text:span> as <text:span text:style-name="T3">$demo</text:span>) {</text:p>
      <text:p text:style-name="P1"><text:span text:style-name="T3">$data</text:span>[] = <text:span text:style-name="T3">$demo</text:span>;</text:p>
      <text:p text:style-name="P1">}</text:p>
      <text:p text:style-name="P1"><text:span text:style-name="T3">$dataGrid</text:span>[] = <text:span text:style-name="T3">$data</text:span>;</text:p>
      <text:p text:style-name="P1">}</text:p>
      <text:p text:style-name="P1"><text:span text:style-name="T7">return</text:span> (<text:span text:style-name="T3">$dataGrid</text:span>);</text:p>
      <text:p text:style-name="P1">}</text:p>
      <text:p text:style-name="P1">}</text:p>
      <text:p text:style-name="P9"/>
      <text:p text:style-name="P3">&lt;?php</text:p>
      <text:p text:style-name="P1"><text:span text:style-name="T1">namespace</text:span> <text:span text:style-name="T2">App\Models\AnalyticsBuilder\chartModules\Verbatim_Grid_Single</text:span>;</text:p>
      <text:p text:style-name="P5"/>
      <text:p text:style-name="P1"><text:span text:style-name="T1">use</text:span> App\Models\AnalyticsBuilder\chartModules\<text:span text:style-name="T2">ChartObject</text:span>;</text:p>
      <text:p text:style-name="P1"><text:span text:style-name="T1">use</text:span> App\Models\AnalyticsBuilder\<text:span text:style-name="T2">Participant</text:span>;</text:p>
      <text:p text:style-name="P1"><text:span text:style-name="T1">use</text:span> App\Models\AnalyticsBuilder\<text:span text:style-name="T2">QA</text:span>;</text:p>
      <text:p text:style-name="P1"><text:span text:style-name="T1">use</text:span> App\Models\AnalyticsBuilder\<text:span text:style-name="T2">Question</text:span>;</text:p>
      <text:p text:style-name="P1"><text:span text:style-name="T1">use</text:span> App\Models\AnalyticsBuilder\<text:span text:style-name="T2">GroupParam</text:span>;</text:p>
      <text:p text:style-name="P5"/>
      <text:p text:style-name="P1"><text:span text:style-name="T1">class</text:span> <text:span text:style-name="T2">VerbatimGridSingle</text:span> <text:span text:style-name="T1">extends</text:span> <text:span text:style-name="T2">ChartObject</text:span></text:p>
      <text:p text:style-name="P1">{</text:p>
      <text:p text:style-name="P1"><text:span text:style-name="T1">private</text:span> <text:span text:style-name="T3">$avgRating</text:span> =[];</text:p>
      <text:p text:style-name="P1"><text:span text:style-name="T1">private</text:span> <text:span text:style-name="T3">$sampleSize</text:span> = [];</text:p>
      <text:p text:style-name="P1"><text:span text:style-name="T1">private</text:span> <text:span text:style-name="T3">$avgRefArray</text:span> = [];</text:p>
      <text:p text:style-name="P1"><text:span text:style-name="T1">private</text:span> <text:span text:style-name="T3">$categories</text:span> = [];</text:p>
      <text:p text:style-name="P1"><text:span text:style-name="T1">private</text:span> <text:span text:style-name="T3">$totalRating</text:span> = <text:span text:style-name="T5">0</text:span>;</text:p>
      <text:p text:style-name="P1"><text:span text:style-name="T1">private</text:span> <text:span text:style-name="T3">$totalSampleSize</text:span> = <text:span text:style-name="T5">0</text:span>;</text:p>
      <text:p text:style-name="P1"><text:span text:style-name="T1">private</text:span> <text:span text:style-name="T3">$totalLowest</text:span> = <text:span text:style-name="T1">null</text:span>;</text:p>
      <text:p text:style-name="P1"><text:span text:style-name="T1">private</text:span> <text:span text:style-name="T3">$options</text:span> = [</text:p>
      <text:p text:style-name="P1"><text:span text:style-name="T6">"rounding"</text:span> =&gt; <text:span text:style-name="T5">0</text:span>,</text:p>
      <text:p text:style-name="P1"><text:span text:style-name="T6">"colour"</text:span> =&gt; <text:span text:style-name="T6">""</text:span>,</text:p>
      <text:p text:style-name="P1"><text:span text:style-name="T6">"fontcolour"</text:span> =&gt; <text:span text:style-name="T6">""</text:span>,</text:p>
      <text:p text:style-name="P1"><text:span text:style-name="T6">"yaxismin"</text:span> =&gt; <text:span text:style-name="T5">0</text:span>,</text:p>
      <text:p text:style-name="P1"><text:span text:style-name="T6">"yaxismax"</text:span> =&gt; <text:span text:style-name="T5">10</text:span>,</text:p>
      <text:p text:style-name="P1"><text:span text:style-name="T6">"nvalue"</text:span> =&gt; <text:span text:style-name="T6">"Yes"</text:span>,</text:p>
      <text:p text:style-name="P1"><text:span text:style-name="T6">"monthsBack"</text:span> =&gt; <text:span text:style-name="T6">"All"</text:span>,</text:p>
      <text:p text:style-name="P1"><text:span text:style-name="T6">"period"</text:span> =&gt; <text:span text:style-name="T6">"months"</text:span>,</text:p>
      <text:p text:style-name="P1"><text:span text:style-name="T6">"paletteColors"</text:span> =&gt; <text:span text:style-name="T6">""</text:span>,</text:p>
      <text:p text:style-name="P1"><text:span text:style-name="T6">"headerbg"</text:span>=&gt;<text:span text:style-name="T6">""</text:span>,</text:p>
      <text:p text:style-name="P1"><text:span text:style-name="T6">"headerfontcolor"</text:span>=&gt;<text:span text:style-name="T6">"#000000"</text:span>,</text:p>
      <text:p text:style-name="P1"><text:span text:style-name="T6">"q1DemographicUppercase"</text:span>=&gt;<text:span text:style-name="T6">"No"</text:span>,</text:p>
      <text:p text:style-name="P1"><text:span text:style-name="T6">"fontCase"</text:span> =&gt; <text:span text:style-name="T6">""</text:span>,</text:p>
      <text:p text:style-name="P1"><text:span text:style-name="T6">"customHeaders"</text:span> =&gt; <text:span text:style-name="T6">""</text:span>,</text:p>
      <text:p text:style-name="P1">];</text:p>
      <text:p text:style-name="P1"><text:span text:style-name="T1">private</text:span> <text:span text:style-name="T3">$additionalData</text:span> = [];</text:p>
      <text:p text:style-name="P1"><text:span text:style-name="T1">private</text:span> <text:span text:style-name="T3">$monthsSelection</text:span> = [];</text:p>
      <text:p text:style-name="P1"><text:span text:style-name="T1">private</text:span> <text:span text:style-name="T3">$sortedParent</text:span> = [];</text:p>
      <text:p text:style-name="P1"><text:soft-page-break/><text:span text:style-name="T1">private</text:span> <text:span text:style-name="T3">$sortedChild</text:span> = [];</text:p>
      <text:p text:style-name="P1"><text:span text:style-name="T1">private</text:span> <text:span text:style-name="T3">$lowestRating</text:span> = [];</text:p>
      <text:p text:style-name="P1"><text:span text:style-name="T1">private</text:span> <text:span text:style-name="T3">$mainCategoryRating</text:span> = [];</text:p>
      <text:p text:style-name="P1"><text:span text:style-name="T1">private</text:span> <text:span text:style-name="T3">$mainCategorySampleSize</text:span> = [];</text:p>
      <text:p text:style-name="P1"><text:span text:style-name="T1">private</text:span> <text:span text:style-name="T3">$mainCategoryLowest</text:span> = [];</text:p>
      <text:p text:style-name="P1"><text:span text:style-name="T1">private</text:span> <text:span text:style-name="T3">$questions</text:span> = [];</text:p>
      <text:p text:style-name="P1"><text:span text:style-name="T1">private</text:span> <text:span text:style-name="T3">$results</text:span> = [];</text:p>
      <text:p text:style-name="P5"/>
      <text:p text:style-name="P1"><text:span text:style-name="T1">public</text:span> <text:span text:style-name="T1">function</text:span> <text:span text:style-name="T4">toJSON</text:span>(<text:span text:style-name="T3">$analyticsChartID</text:span>,<text:span text:style-name="T3"> $formattedArray</text:span>,<text:span text:style-name="T3"> $caption</text:span>,<text:span text:style-name="T3"> $dataItems</text:span>,<text:span text:style-name="T3"> $switch</text:span> = <text:span text:style-name="T1">false</text:span>,<text:span text:style-name="T3"> $additionalData</text:span> = <text:span text:style-name="T4">array</text:span>())</text:p>
      <text:p text:style-name="P1">{</text:p>
      <text:p text:style-name="P1"><text:span text:style-name="T1">$this</text:span>-&gt;<text:span text:style-name="T3">additionalData</text:span> = <text:span text:style-name="T3">$additionalData</text:span>;</text:p>
      <text:p text:style-name="P5"/>
      <text:p text:style-name="P1"><text:span text:style-name="T7">if</text:span> (<text:span text:style-name="T4">isset</text:span>(<text:span text:style-name="T1">$this</text:span>-&gt;<text:span text:style-name="T3">additionalData</text:span>[<text:span text:style-name="T6">'chartOptions'</text:span>][<text:span text:style-name="T6">'round'</text:span>])) {</text:p>
      <text:p text:style-name="P1"><text:span text:style-name="T1">$this</text:span>-&gt;<text:span text:style-name="T3">options</text:span>[<text:span text:style-name="T6">'rounding'</text:span>] = <text:span text:style-name="T1">$this</text:span>-&gt;<text:span text:style-name="T3">additionalData</text:span>[<text:span text:style-name="T6">'chartOptions'</text:span>][<text:span text:style-name="T6">'round'</text:span>];</text:p>
      <text:p text:style-name="P1">} <text:span text:style-name="T7">elseif</text:span> (<text:span text:style-name="T4">isset</text:span>(<text:span text:style-name="T1">$this</text:span>-&gt;<text:span text:style-name="T3">additionalData</text:span>[<text:span text:style-name="T6">'chartDefaults'</text:span>][<text:span text:style-name="T6">'round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6">'rounding'</text:span>] = <text:span text:style-name="T1">$this</text:span>-&gt;<text:span text:style-name="T3">additionalData</text:span>[<text:span text:style-name="T6">'chartDefaults'</text:span>][<text:span text:style-name="T6">'round'</text:span>];</text:p>
      <text:p text:style-name="P1">}</text:p>
      <text:p text:style-name="P5"/>
      <text:p text:style-name="P1"><text:span text:style-name="T7">if</text:span> (<text:span text:style-name="T4">isset</text:span>(<text:span text:style-name="T1">$this</text:span>-&gt;<text:span text:style-name="T3">additionalData</text:span>[<text:span text:style-name="T6">'chartOptions'</text:span>][<text:span text:style-name="T6">'nvalue'</text:span>])) {</text:p>
      <text:p text:style-name="P1"><text:span text:style-name="T1">$this</text:span>-&gt;<text:span text:style-name="T3">options</text:span>[<text:span text:style-name="T6">'nvalue'</text:span>] = <text:span text:style-name="T1">$this</text:span>-&gt;<text:span text:style-name="T3">additionalData</text:span>[<text:span text:style-name="T6">'chartOptions'</text:span>][<text:span text:style-name="T6">'nvalue'</text:span>];</text:p>
      <text:p text:style-name="P1">} <text:span text:style-name="T7">elseif</text:span> (<text:span text:style-name="T4">isset</text:span>(<text:span text:style-name="T1">$this</text:span>-&gt;<text:span text:style-name="T3">additionalData</text:span>[<text:span text:style-name="T6">'chartDefaults'</text:span>][<text:span text:style-name="T6">'nvalue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6">'nvalue'</text:span>] = <text:span text:style-name="T1">$this</text:span>-&gt;<text:span text:style-name="T3">additionalData</text:span>[<text:span text:style-name="T6">'chartDefaults'</text:span>][<text:span text:style-name="T6">'nvalue'</text:span>];</text:p>
      <text:p text:style-name="P1">}</text:p>
      <text:p text:style-name="P1"><text:span text:style-name="T1">$this</text:span>-&gt;<text:span text:style-name="T4">applyOption</text:span>(<text:span text:style-name="T6">'fontCase'</text:span>, <text:span text:style-name="T6">'font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colour'</text:span>, <text:span text:style-name="T6">'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4">applyOption</text:span>(<text:span text:style-name="T6">'fontcolour'</text:span>, <text:span text:style-name="T6">'font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4">applyOption</text:span>(<text:span text:style-name="T6">'yaxismin'</text:span>, <text:span text:style-name="T6">'y-axismin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yaxismax'</text:span>, <text:span text:style-name="T6">'y-axismax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monthsBack'</text:span>, <text:span text:style-name="T6">'monthsBack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period'</text:span>, <text:span text:style-name="T6">'period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paletteColors'</text:span>, <text:span text:style-name="T6">'paletteColo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headerbg'</text:span>, <text:span text:style-name="T6">'headerbg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headerfontcolor'</text:span>, <text:span text:style-name="T6">'headerfontcolor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q1DemographicUppercase'</text:span>, <text:span text:style-name="T6">'q1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4">applyOption</text:span>(<text:span text:style-name="T6">'customHeaders'</text:span>, <text:span text:style-name="T6">'customHeade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5"/>
      <text:p text:style-name="P1"><text:span text:style-name="T3">$headers</text:span> = <text:span text:style-name="T4">array</text:span>();</text:p>
      <text:p text:style-name="P1"><text:span text:style-name="T3">$headerbg</text:span> = <text:span text:style-name="T6">""</text:span>;</text:p>
      <text:p text:style-name="P1"><text:span text:style-name="T3">$headerfontcolor</text:span> = <text:span text:style-name="T6">"#000000"</text:span>;</text:p>
      <text:p text:style-name="P1"><text:soft-page-break/><text:span text:style-name="T3">$q1DemographicUppercase</text:span> = <text:span text:style-name="T6">""</text:span>;</text:p>
      <text:p text:style-name="P1"><text:span text:style-name="T3">$q2DemographicUppercase</text:span> = <text:span text:style-name="T6">""</text:span>;</text:p>
      <text:p text:style-name="P1"><text:span text:style-name="T3">$q3DemographicUppercase</text:span> = <text:span text:style-name="T6">""</text:span>;</text:p>
      <text:p text:style-name="P1"><text:span text:style-name="T3">$class</text:span> = <text:span text:style-name="T6">''</text:span>;</text:p>
      <text:p text:style-name="P1"><text:span text:style-name="T3">$html</text:span> = <text:span text:style-name="T6">''</text:span>;</text:p>
      <text:p text:style-name="P1"><text:span text:style-name="T3">$customHeadersArray</text:span> = [];</text:p>
      <text:p text:style-name="P1"><text:span text:style-name="T7">if</text:span> (<text:span text:style-name="T4">trim</text:span>(<text:span text:style-name="T1">$this</text:span>-&gt;<text:span text:style-name="T3">options</text:span>[<text:span text:style-name="T6">'customHeaders'</text:span>]) != <text:span text:style-name="T6">""</text:span>) {</text:p>
      <text:p text:style-name="P1"><text:span text:style-name="T3">$customHeadersArray</text:span> = <text:span text:style-name="T4">array_slice</text:span>(<text:span text:style-name="T4">explode</text:span>(<text:span text:style-name="T6">","</text:span>, <text:span text:style-name="T1">$this</text:span>-&gt;<text:span text:style-name="T3">options</text:span>[<text:span text:style-name="T6">'customHeaders'</text:span>]), <text:span text:style-name="T5">0</text:span>, <text:span text:style-name="T5">5</text:span>);</text:p>
      <text:p text:style-name="P1">}</text:p>
      <text:p text:style-name="P5"/>
      <text:p text:style-name="P1"><text:span text:style-name="T7">if</text:span> (<text:span text:style-name="T4">count</text:span>(<text:span text:style-name="T3">$customHeadersArray</text:span>) == <text:span text:style-name="T5">3</text:span>) {</text:p>
      <text:p text:style-name="P1"><text:span text:style-name="T3">$customHeadersArray</text:span>[] = <text:span text:style-name="T6">"Comment"</text:span>;</text:p>
      <text:p text:style-name="P1"><text:span text:style-name="T3">$customHeadersArray</text:span>[] = <text:span text:style-name="T6">"Q1 Score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6">'headerbg'</text:span>] != <text:span text:style-name="T6">""</text:span>) {</text:p>
      <text:p text:style-name="P1"><text:span text:style-name="T3">$headerbg</text:span> = <text:span text:style-name="T6">"bgcolor='"</text:span>.<text:span text:style-name="T1">$this</text:span>-&gt;<text:span text:style-name="T3">options</text:span>[<text:span text:style-name="T6">'headerbg'</text:span>].<text:span text:style-name="T6">"'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6">'headerfontcolor'</text:span>] != <text:span text:style-name="T6">""</text:span>) {</text:p>
      <text:p text:style-name="P1"><text:span text:style-name="T3">$headerfontcolor</text:span> = <text:span text:style-name="T1">$this</text:span>-&gt;<text:span text:style-name="T3">options</text:span>[<text:span text:style-name="T6">'headerfontcolor'</text:span>];</text:p>
      <text:p text:style-name="P1">}</text:p>
      <text:p text:style-name="P1"><text:span text:style-name="T7">if</text:span> (<text:span text:style-name="T1">$this</text:span>-&gt;<text:span text:style-name="T3">options</text:span>[<text:span text:style-name="T6">'q1DemographicUppercase'</text:span>] != <text:span text:style-name="T6">"No"</text:span>) {</text:p>
      <text:p text:style-name="P1"><text:span text:style-name="T3">$q1DemographicUppercase</text:span> = <text:span text:style-name="T1">$this</text:span>-&gt;<text:span text:style-name="T3">options</text:span>[<text:span text:style-name="T6">'q1DemographicUppercase'</text:span>];</text:p>
      <text:p text:style-name="P1">}</text:p>
      <text:p text:style-name="P1"><text:span text:style-name="T3">$htmlheaders</text:span> = <text:span text:style-name="T4">array</text:span>();</text:p>
      <text:p text:style-name="P1"><text:span text:style-name="T3">$dataGrid</text:span> = <text:span text:style-name="T4">array</text:span>();</text:p>
      <text:p text:style-name="P1"><text:span text:style-name="T3">$headers_check</text:span> = <text:span text:style-name="T4">array</text:span>();</text:p>
      <text:p text:style-name="P1"><text:span text:style-name="T7">foreach</text:span> (<text:span text:style-name="T1">$this</text:span>-&gt;<text:span text:style-name="T3">additionalData</text:span>[<text:span text:style-name="T6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5">1</text:span>;</text:p>
      <text:p text:style-name="P1"><text:span text:style-name="T7">foreach</text:span> (<text:span text:style-name="T1">$this</text:span>-&gt;<text:span text:style-name="T3">additionalData</text:span>[<text:span text:style-name="T6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4">array_push</text:span>(<text:span text:style-name="T3">$headers_check</text:span>, <text:span text:style-name="T4">ucwords</text:span>(<text:span text:style-name="T3">$headersel</text:span>[<text:span text:style-name="T5">0</text:span>]));</text:p>
      <text:p text:style-name="P1">}</text:p>
      <text:p text:style-name="P1">}</text:p>
      <text:p text:style-name="P1">}</text:p>
      <text:p text:style-name="P1"><text:span text:style-name="T3">$additional_headers</text:span> = <text:span text:style-name="T4">array</text:span>();</text:p>
      <text:p text:style-name="P1"><text:span text:style-name="T3">$additional_headers</text:span> = [<text:span text:style-name="T6">"Comment"</text:span>, <text:span text:style-name="T6">"Q1 Score"</text:span>,];</text:p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4">array_push</text:span>(<text:span text:style-name="T3">$headers_check</text:span>, <text:span text:style-name="T3">$value</text:span>);</text:p>
      <text:p text:style-name="P1">}</text:p>
      <text:p text:style-name="P1"><text:span text:style-name="T3">$dataGrid</text:span>[<text:span text:style-name="T6">'header'</text:span>] = <text:span text:style-name="T3">$headers_check</text:span>;</text:p>
      <text:p text:style-name="P1"><text:span text:style-name="T7">if</text:span> (<text:span text:style-name="T4">count</text:span>(<text:span text:style-name="T3">$headers_check</text:span>) != <text:span text:style-name="T5">5</text:span>) {</text:p>
      <text:p text:style-name="P1"><text:span text:style-name="T3">$dataGrid</text:span>[<text:span text:style-name="T6">'header'</text:span>] = <text:span text:style-name="T4">array</text:span>(<text:span text:style-name="T6">"Demographic"</text:span>, <text:span text:style-name="T6">"Freetext"</text:span>, <text:span text:style-name="T6">"Q1 Rating"</text:span>, <text:span text:style-name="T6">"Comment"</text:span>, <text:span text:style-name="T6">"Q1 Score"</text:span>);</text:p>
      <text:p text:style-name="P1">}</text:p>
      <text:p text:style-name="P5"/>
      <text:p text:style-name="P1"><text:span text:style-name="T7">if</text:span> (<text:span text:style-name="T4">count</text:span>(<text:span text:style-name="T3">$customHeadersArray</text:span>) &gt;= <text:span text:style-name="T5">4</text:span>) {</text:p>
      <text:p text:style-name="P1"><text:span text:style-name="T3">$customHeadersArray</text:span> = <text:span text:style-name="T4">array_pad</text:span>(<text:span text:style-name="T3">$customHeadersArray</text:span>, <text:span text:style-name="T5">5</text:span>, <text:span text:style-name="T6">""</text:span>);</text:p>
      <text:p text:style-name="P1"><text:soft-page-break/><text:span text:style-name="T3">$dataGrid</text:span>[<text:span text:style-name="T6">'header'</text:span>] = <text:span text:style-name="T3">$customHeadersArray</text:span>;</text:p>
      <text:p text:style-name="P1">}</text:p>
      <text:p text:style-name="P5"/>
      <text:p text:style-name="P1"><text:span text:style-name="T3">$html</text:span> .= <text:span text:style-name="T6">'&lt;div class="table-responsive"&gt;'</text:span>;</text:p>
      <text:p text:style-name="P1"><text:span text:style-name="T3">$html</text:span> .= <text:span text:style-name="T6">'&lt;table id="abChartTable-'</text:span>.<text:span text:style-name="T3">$analyticsChartID</text:span>.<text:span text:style-name="T6">'" class="table table-bordered table-hover table-green"&gt;'</text:span>;</text:p>
      <text:p text:style-name="P1"><text:span text:style-name="T3">$html</text:span> .= <text:span text:style-name="T6">'&lt;thead&gt;&lt;tr '</text:span>.<text:span text:style-name="T3">$headerbg</text:span>.<text:span text:style-name="T6">' &gt;'</text:span>;</text:p>
      <text:p text:style-name="P1"><text:span text:style-name="T7">foreach</text:span> (<text:span text:style-name="T3">$htmlheaders</text:span> as <text:span text:style-name="T3">$value</text:span>) {</text:p>
      <text:p text:style-name="P1"><text:span text:style-name="T3">$html</text:span> .= <text:span text:style-name="T6">'&lt;td&gt;&lt;b&gt;&lt;span style="color: '</text:span>.<text:span text:style-name="T3">$headerfontcolor</text:span>.<text:span text:style-name="T6">'"&gt;'</text:span>.<text:span text:style-name="T4">ucwords</text:span>(<text:span text:style-name="T3">$value</text:span>).<text:span text:style-name="T6">'&lt;/span&gt;&lt;/b&gt;&lt;/td&gt;'</text:span>;</text:p>
      <text:p text:style-name="P1"><text:span text:style-name="T3">$dataGrid</text:span>[<text:span text:style-name="T6">"header"</text:span>][] = <text:span text:style-name="T4">ucwords</text:span>(<text:span text:style-name="T3">$value</text:span>);</text:p>
      <text:p text:style-name="P1">}</text:p>
      <text:p text:style-name="P1"><text:span text:style-name="T3">$html</text:span> .= <text:span text:style-name="T6">'&lt;/tr&gt;&lt;/thead&gt;&lt;tbody&gt;'</text:span>;</text:p>
      <text:p text:style-name="P5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pan text:style-name="T3">$data</text:span> = <text:span text:style-name="T4">array</text:span>();</text:p>
      <text:p text:style-name="P1"><text:span text:style-name="T3">$html</text:span> .= <text:span text:style-name="T6">'&lt;tr&gt;'</text:span>;</text:p>
      <text:p text:style-name="P1"><text:span text:style-name="T3">$demographics</text:span> = <text:span text:style-name="T4">explode</text:span>(<text:span text:style-name="T6">"##"</text:span>, <text:span text:style-name="T3">$key</text:span>);</text:p>
      <text:p text:style-name="P1"><text:span text:style-name="T7">foreach</text:span> (<text:span text:style-name="T3">$demographics</text:span> as <text:span text:style-name="T3">$pos</text:span> =&gt; <text:span text:style-name="T3">$text</text:span>) {</text:p>
      <text:p text:style-name="P1"><text:span text:style-name="T7">if</text:span> (!<text:span text:style-name="T4">empty</text:span>(<text:span text:style-name="T3">$text</text:span>)) {</text:p>
      <text:p text:style-name="P1"><text:span text:style-name="T7">if</text:span> (<text:span text:style-name="T3">$pos</text:span> != <text:span text:style-name="T5">3</text:span>) {</text:p>
      <text:p text:style-name="P1"><text:span text:style-name="T7">if</text:span> ((<text:span text:style-name="T3">$pos</text:span> == <text:span text:style-name="T5">0</text:span> &amp;&amp; <text:span text:style-name="T3">$q1DemographicUppercase</text:span> ==<text:span text:style-name="T6">"Yes"</text:span>)) {</text:p>
      <text:p text:style-name="P1"><text:span text:style-name="T3">$html</text:span> .= <text:span text:style-name="T6">'&lt;td&gt;'</text:span>.<text:span text:style-name="T4">strtoupper</text:span>(<text:span text:style-name="T3">$text</text:span>).<text:span text:style-name="T6">'&lt;/td&gt;'</text:span>;</text:p>
      <text:p text:style-name="P1"><text:span text:style-name="T3">$data</text:span>[] = <text:span text:style-name="T4">strtoupper</text:span>(<text:span text:style-name="T3">$text</text:span>);</text:p>
      <text:p text:style-name="P1">} <text:span text:style-name="T7">else</text:span> {</text:p>
      <text:p text:style-name="P1"><text:span text:style-name="T3">$html</text:span> .= <text:span text:style-name="T6">'&lt;td&gt;'</text:span>.<text:span text:style-name="T1">$this</text:span>-&gt;<text:span text:style-name="T4">stringCase</text:span>(<text:span text:style-name="T3">$text</text:span>, <text:span text:style-name="T1">$this</text:span>-&gt;<text:span text:style-name="T3">options</text:span>[<text:span text:style-name="T6">'fontCase'</text:span>]).<text:span text:style-name="T6">'&lt;/td&gt;'</text:span>;</text:p>
      <text:p text:style-name="P1"><text:span text:style-name="T3">$data</text:span>[] = <text:span text:style-name="T1">$this</text:span>-&gt;<text:span text:style-name="T4">stringCase</text:span>(<text:span text:style-name="T3">$text</text:span>, <text:span text:style-name="T1">$this</text:span>-&gt;<text:span text:style-name="T3">options</text:span>[<text:span text:style-name="T6">'fontCase'</text:span>]);</text:p>
      <text:p text:style-name="P1">}</text:p>
      <text:p text:style-name="P1">} <text:span text:style-name="T7">else</text:span> {</text:p>
      <text:p text:style-name="P1"><text:span text:style-name="T3">$html</text:span> .= <text:span text:style-name="T6">'&lt;td&gt;'</text:span>.<text:span text:style-name="T3">$text</text:span>.<text:span text:style-name="T6">'&lt;/td&gt;'</text:span>;</text:p>
      <text:p text:style-name="P1"><text:span text:style-name="T3">$data</text:span>[] = <text:span text:style-name="T3">$text</text:span>;</text:p>
      <text:p text:style-name="P1">}</text:p>
      <text:p text:style-name="P1">} <text:span text:style-name="T7">else</text:span> {</text:p>
      <text:p text:style-name="P1"><text:span text:style-name="T3">$html</text:span> .= <text:span text:style-name="T6">'&lt;td&gt;&amp;nbsp;&lt;/td&gt;'</text:span>;</text:p>
      <text:p text:style-name="P1"><text:span text:style-name="T3">$data</text:span>[] = <text:span text:style-name="T6">""</text:span>;</text:p>
      <text:p text:style-name="P1">}</text:p>
      <text:p text:style-name="P1">}</text:p>
      <text:p text:style-name="P1"><text:span text:style-name="T3">$html</text:span> .=<text:span text:style-name="T6">'&lt;/tr&gt;'</text:span>;</text:p>
      <text:p text:style-name="P1"><text:span text:style-name="T3">$dataGrid</text:span>[] = <text:span text:style-name="T3">$data</text:span>;</text:p>
      <text:p text:style-name="P1">}</text:p>
      <text:p text:style-name="P1"><text:span text:style-name="T3">$html</text:span> .= <text:span text:style-name="T6">'&lt;/tbody&gt;&lt;/table&gt;&lt;/div&gt;'</text:span>;</text:p>
      <text:p text:style-name="P1"><text:span text:style-name="T7">if</text:span> (<text:span text:style-name="T4">isset</text:span>(<text:span text:style-name="T3">$additionalData</text:span>[<text:span text:style-name="T6">'exportMode'</text:span>]) &amp;&amp; <text:span text:style-name="T3">$additionalData</text:span>[<text:span text:style-name="T6">'exportMode'</text:span>] == <text:span text:style-name="T6">'dataTable'</text:span>) {</text:p>
      <text:p text:style-name="P4">//return ($this-&gt;toHTMLTable($formattedArray));</text:p>
      <text:p text:style-name="P1"><text:span text:style-name="T7">return</text:span> <text:span text:style-name="T3">$dataGrid</text:span>;</text:p>
      <text:p text:style-name="P1">}</text:p>
      <text:p text:style-name="P1"><text:span text:style-name="T7">return</text:span> <text:span text:style-name="T3">$html</text:span>;</text:p>
      <text:p text:style-name="P5"/>
      <text:p text:style-name="P4"><text:soft-page-break/>//return json_encode($this-&gt;toHTMLTable($formattedArray));</text:p>
      <text:p text:style-name="P4">//return ($this-&gt;toHTMLTable($formattedArray));</text:p>
      <text:p text:style-name="P1">}</text:p>
      <text:p text:style-name="P5"/>
      <text:p text:style-name="P1"><text:span text:style-name="T1">public</text:span> <text:span text:style-name="T1">function</text:span> <text:span text:style-name="T4">toHTMLTable</text:span>(<text:span text:style-name="T3">$formattedArray</text:span>)</text:p>
      <text:p text:style-name="P1">{</text:p>
      <text:p text:style-name="P1"><text:span text:style-name="T3">$dataGrid</text:span> = <text:span text:style-name="T4">array</text:span>();</text:p>
      <text:p text:style-name="P1"><text:span text:style-name="T3">$headers</text:span> = <text:span text:style-name="T4">array</text:span>();</text:p>
      <text:p text:style-name="P1"><text:span text:style-name="T3">$class</text:span> = <text:span text:style-name="T6">''</text:span>;</text:p>
      <text:p text:style-name="P5"/>
      <text:p text:style-name="P1"><text:span text:style-name="T3">$headers_check</text:span> = <text:span text:style-name="T4">array</text:span>();</text:p>
      <text:p text:style-name="P1"><text:span text:style-name="T7">foreach</text:span> (<text:span text:style-name="T1">$this</text:span>-&gt;<text:span text:style-name="T3">additionalData</text:span>[<text:span text:style-name="T6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5">1</text:span>;</text:p>
      <text:p text:style-name="P1"><text:span text:style-name="T7">foreach</text:span> (<text:span text:style-name="T1">$this</text:span>-&gt;<text:span text:style-name="T3">additionalData</text:span>[<text:span text:style-name="T6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4">array_push</text:span>(<text:span text:style-name="T3">$headers_check</text:span>, <text:span text:style-name="T4">ucwords</text:span>(<text:span text:style-name="T3">$headersel</text:span>[<text:span text:style-name="T5">0</text:span>]));</text:p>
      <text:p text:style-name="P1">}</text:p>
      <text:p text:style-name="P1">}</text:p>
      <text:p text:style-name="P1">}</text:p>
      <text:p text:style-name="P1"><text:span text:style-name="T3">$additional_headers</text:span> = <text:span text:style-name="T4">array</text:span>();</text:p>
      <text:p text:style-name="P1"><text:span text:style-name="T3">$additional_headers</text:span> = [<text:span text:style-name="T6">"Comment"</text:span>, <text:span text:style-name="T6">"Q1 Score"</text:span>, <text:span text:style-name="T6">"Q2 Score"</text:span>, <text:span text:style-name="T6">"Q3 Score"</text:span>];</text:p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4">array_push</text:span>(<text:span text:style-name="T3">$headers_check</text:span>, <text:span text:style-name="T3">$value</text:span>);</text:p>
      <text:p text:style-name="P1">}</text:p>
      <text:p text:style-name="P5"/>
      <text:p text:style-name="P1"><text:span text:style-name="T3">$dataGrid</text:span>[<text:span text:style-name="T6">'header'</text:span>] = <text:span text:style-name="T3">$headers_check</text:span>;</text:p>
      <text:p text:style-name="P5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pan text:style-name="T3">$demographics</text:span> = <text:span text:style-name="T4">explode</text:span>(<text:span text:style-name="T6">"##"</text:span>, <text:span text:style-name="T3">$key</text:span>);</text:p>
      <text:p text:style-name="P1"><text:span text:style-name="T3">$data</text:span> = <text:span text:style-name="T4">array</text:span>();</text:p>
      <text:p text:style-name="P5"/>
      <text:p text:style-name="P1"><text:span text:style-name="T7">foreach</text:span> (<text:span text:style-name="T3">$demographics</text:span> as <text:span text:style-name="T3">$demo</text:span>) {</text:p>
      <text:p text:style-name="P1"><text:span text:style-name="T3">$data</text:span>[] = <text:span text:style-name="T3">$demo</text:span>;</text:p>
      <text:p text:style-name="P1">}</text:p>
      <text:p text:style-name="P1"><text:span text:style-name="T3">$dataGrid</text:span>[] = <text:span text:style-name="T3">$data</text:span>;</text:p>
      <text:p text:style-name="P1">}</text:p>
      <text:p text:style-name="P1"><text:span text:style-name="T7">return</text:span> (<text:span text:style-name="T3">$dataGrid</text:span>);</text:p>
      <text:p text:style-name="P1">}</text:p>
      <text:p text:style-name="P1">}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09:29:05.731392107</meta:creation-date>
    <dc:date>2020-06-24T15:48:39.843877547</dc:date>
    <meta:editing-duration>PT5H59M13S</meta:editing-duration>
    <meta:editing-cycles>1</meta:editing-cycles>
    <meta:document-statistic meta:table-count="0" meta:image-count="0" meta:object-count="0" meta:page-count="20" meta:paragraph-count="800" meta:word-count="2842" meta:character-count="28923" meta:non-whitespace-character-count="26877"/>
    <meta:generator>LibreOffice/6.0.7.3$Linux_X86_64 LibreOffice_project/00m0$Build-3</meta:generator>
  </office:meta>
</office:document-meta>
</file>